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7272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2.061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9256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705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2.6047in"/>
    </style:style>
    <style:style style:name="co16" style:family="table-column">
      <style:table-column-properties fo:break-before="auto" style:column-width="0.4717in"/>
    </style:style>
    <style:style style:name="co17" style:family="table-column">
      <style:table-column-properties fo:break-before="auto" style:column-width="0.75in"/>
    </style:style>
    <style:style style:name="co18" style:family="table-column">
      <style:table-column-properties fo:break-before="auto" style:column-width="1.822in"/>
    </style:style>
    <style:style style:name="co19" style:family="table-column">
      <style:table-column-properties fo:break-before="auto" style:column-width="1.4689in"/>
    </style:style>
    <style:style style:name="co20" style:family="table-column">
      <style:table-column-properties fo:break-before="auto" style:column-width="0.45in"/>
    </style:style>
    <style:style style:name="co21" style:family="table-column">
      <style:table-column-properties fo:break-before="auto" style:column-width="1.6618in"/>
    </style:style>
    <style:style style:name="co22" style:family="table-column">
      <style:table-column-properties fo:break-before="auto" style:column-width="0.4181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1.318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3965in"/>
    </style:style>
    <style:style style:name="co27" style:family="table-column">
      <style:table-column-properties fo:break-before="auto" style:column-width="1.7791in"/>
    </style:style>
    <style:style style:name="co28" style:family="table-column">
      <style:table-column-properties fo:break-before="auto" style:column-width="1.414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IS_20_T1Q1">
      <style:table-properties table:display="true" style:writing-mode="lr-tb"/>
    </style:style>
    <style:style style:name="ta2" style:family="table" style:master-page-name="PageStyle_5f_SFP_20_T1Q1">
      <style:table-properties table:display="true" style:writing-mode="lr-tb"/>
    </style:style>
    <style:style style:name="ta3" style:family="table" style:master-page-name="PageStyle_5f_IS_20_T1Q2">
      <style:table-properties table:display="false" style:writing-mode="lr-tb"/>
    </style:style>
    <style:style style:name="ta4" style:family="table" style:master-page-name="PageStyle_5f_SFP_20_T1Q2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9">
      <style:table-cell-properties style:rotation-align="none"/>
    </style:style>
    <style:style style:name="ce3" style:family="table-cell" style:parent-style-name="Default" style:data-style-name="N139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60">
      <style:table-cell-properties style:rotation-align="none"/>
    </style:style>
    <style:style style:name="ce9" style:family="table-cell" style:parent-style-name="Default" style:data-style-name="N16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33"/>
    <style:style style:name="ce20" style:family="table-cell" style:parent-style-name="Default" style:data-style-name="N33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3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0" style:family="table-cell" style:parent-style-name="Default" style:data-style-name="N33">
      <style:table-cell-properties fo:border="none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5" style:family="table-cell" style:parent-style-name="Default" style:data-style-name="N165"/>
    <style:style style:name="ce26" style:family="table-cell" style:parent-style-name="Default" style:data-style-name="N165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" style:family="table-cell" style:parent-style-name="Default" style:data-style-name="N165">
      <style:table-cell-properties fo:border="none"/>
    </style:style>
    <style:style style:name="ce64" style:family="table-cell" style:parent-style-name="Default" style:data-style-name="N165">
      <style:table-cell-properties fo:border-bottom="none" fo:border-left="none" fo:border-right="none" fo:border-top="0.74pt solid #000000"/>
    </style:style>
    <style:style style:name="ce27" style:family="table-cell" style:parent-style-name="Default" style:data-style-name="N165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165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165">
      <style:table-cell-properties fo:border-bottom="0.74pt solid #000000" fo:border-left="none" fo:border-right="none" fo:border-top="0.74pt solid #000000"/>
      <style:text-properties style:text-line-through-style="solid" style:text-line-through-type="single"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0.74pt solid #000000"/>
    </style:style>
    <style:style style:name="ce66" style:family="table-cell" style:parent-style-name="Default">
      <style:table-cell-properties fo:border-bottom="none" fo:border-left="0.74pt solid #000000" fo:border-right="none" fo:border-top="none"/>
    </style:style>
    <style:style style:name="ce67" style:family="table-cell" style:parent-style-name="Default" style:data-style-name="N165">
      <style:table-cell-properties fo:border-bottom="none" fo:border-left="0.74pt solid #000000" fo:border-right="none" fo:border-top="none"/>
    </style:style>
    <style:style style:name="ce68" style:family="table-cell" style:parent-style-name="Default" style:data-style-name="N165">
      <style:table-cell-properties fo:border-bottom="0.74pt solid #000000" fo:border-left="0.74pt solid #000000" fo:border-right="none" fo:border-top="0.74pt solid #000000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</style:style>
    <style:style style:name="ce70" style:family="table-cell" style:parent-style-name="Default">
      <style:table-cell-properties fo:border-bottom="none" fo:border-left="none" fo:border-right="0.74pt solid #000000" fo:border-top="none"/>
    </style:style>
    <style:style style:name="ce71" style:family="table-cell" style:parent-style-name="Default" style:data-style-name="N165">
      <style:table-cell-properties fo:border-bottom="none" fo:border-left="none" fo:border-right="0.74pt solid #000000" fo:border-top="none"/>
    </style:style>
    <style:style style:name="ce72" style:family="table-cell" style:parent-style-name="Default" style:data-style-name="N165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 style:data-style-name="N165">
      <style:table-cell-properties fo:background-color="#ff0000"/>
    </style:style>
    <style:style style:name="ce86" style:family="table-cell" style:parent-style-name="Default" style:data-style-name="N165">
      <style:table-cell-properties fo:background-color="#ff0000"/>
      <style:text-properties style:text-line-through-style="solid" style:text-line-through-type="single"/>
    </style:style>
    <style:style style:name="ce92" style:family="table-cell" style:parent-style-name="Default" style:data-style-name="N165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5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0" style:family="table-cell" style:parent-style-name="Default" style:data-style-name="N165">
      <style:table-cell-properties fo:border-bottom="none" fo:background-color="#ff0000" fo:border-left="none" fo:border-right="0.74pt solid #000000" fo:border-top="none"/>
    </style:style>
    <style:style style:name="ce94" style:family="table-cell" style:parent-style-name="Default">
      <style:table-cell-properties fo:background-color="#ffff00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 style:data-style-name="N165">
      <style:text-properties fo:font-weight="bold" style:font-weight-asian="bold" style:font-weight-complex="bold"/>
    </style:style>
    <style:style style:name="ce98" style:family="table-cell" style:parent-style-name="Default" style:data-style-name="N165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 style:data-style-name="N165">
      <style:table-cell-properties fo:border-bottom="0.74pt solid #000000" fo:border-left="none" fo:border-right="none" fo:border-top="0.74pt solid #000000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 style:data-style-name="N11"/>
    <style:style style:name="ce119" style:family="table-cell" style:parent-style-name="Default" style:data-style-name="N11">
      <style:table-cell-properties fo:background-color="#ff0000"/>
    </style:style>
    <style:style style:name="ce103" style:family="table-cell" style:parent-style-name="Default" style:data-style-name="N11">
      <style:text-properties fo:font-weight="bold" style:font-weight-asian="bold" style:font-weight-complex="bold"/>
    </style:style>
    <style:style style:name="ce104" style:family="table-cell" style:parent-style-name="Default" style:data-style-name="N3"/>
    <style:style style:name="ce10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 (31 May 2022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Year ended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table:style-name="ce2" office:value-type="float" office:value="700000" calcext:value-type="float">
            <text:p><text:s/>70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table:style-name="ce3" office:value-type="float" office:value="-519000" calcext:value-type="float">
            <text:p><text:s/>(51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2" table:formula="of:=SUM([.E6:.E7])" office:value-type="float" office:value="181000" calcext:value-type="float">
            <text:p><text:s/>181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ting Expense</text:p>
          </table:table-cell>
          <table:table-cell/>
          <table:table-cell table:style-name="ce3" office:value-type="float" office:value="-160000" calcext:value-type="float">
            <text:p><text:s/>(160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2" table:formula="of:=SUM([.E8:.E9])" office:value-type="float" office:value="21000" calcext:value-type="float">
            <text:p><text:s/>21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n-operating Expense</text:p>
          </table:table-cell>
          <table:table-cell/>
          <table:table-cell table:style-name="ce2" office:value-type="float" office:value="0" calcext:value-type="float">
            <text:p><text:s/>-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est Expense</text:p>
          </table:table-cell>
          <table:table-cell/>
          <table:table-cell table:style-name="ce3" office:value-type="float" office:value="-9000" calcext:value-type="float">
            <text:p><text:s/>(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2" table:formula="of:=SUM([.E10:.E12])" office:value-type="float" office:value="12000" calcext:value-type="float">
            <text:p><text:s/>12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me Tax Expense</text:p>
          </table:table-cell>
          <table:table-cell/>
          <table:table-cell table:style-name="ce3" office:value-type="float" office:value="-4000" calcext:value-type="float">
            <text:p><text:s/>(4,000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et Income</text:p>
          </table:table-cell>
          <table:table-cell table:number-columns-repeated="2"/>
          <table:table-cell table:style-name="ce2" table:formula="of:=SUM([.E13:.E14])" office:value-type="float" office:value="8000" calcext:value-type="float">
            <text:p><text:s/>8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P (31 May 2022)" table:style-name="ta2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ment of Financial Posi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s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rrent Assets: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???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/>
          <table:table-cell table:style-name="ce8" office:value-type="float" office:value="25000" calcext:value-type="float">
            <text:p><text:s text:c="3"/>25,000 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Unearned revenue</text:p>
          </table:table-cell>
          <table:table-cell office:value-type="string" calcext:value-type="string">
            <text:p>Share capital</text:p>
          </table:table-cell>
          <table:table-cell office:value-type="string" calcext:value-type="string">
            <text:p>Interest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ceivables</text:p>
          </table:table-cell>
          <table:table-cell/>
          <table:table-cell table:style-name="ce8" office:value-type="float" office:value="27000" calcext:value-type="float">
            <text:p><text:s text:c="3"/>27,000 </text:p>
          </table:table-cell>
          <table:table-cell table:number-columns-repeated="3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PPE</text:p>
          </table:table-cell>
          <table:table-cell office:value-type="string" calcext:value-type="string">
            <text:p>Long term debt</text:p>
          </table:table-cell>
          <table:table-cell/>
          <table:table-cell office:value-type="string" calcext:value-type="string">
            <text:p>Cost of goods s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ventory</text:p>
          </table:table-cell>
          <table:table-cell/>
          <table:table-cell table:style-name="ce9" office:value-type="float" office:value="153000" calcext:value-type="float">
            <text:p><text:s text:c="3"/>153,000 </text:p>
          </table:table-cell>
          <table:table-cell table:number-columns-repeated="3"/>
          <table:table-cell office:value-type="string" calcext:value-type="string">
            <text:p>Inventory of merchandise</text:p>
          </table:table-cell>
          <table:table-cell table:number-columns-repeated="2"/>
          <table:table-cell office:value-type="string" calcext:value-type="string">
            <text:p>Accumulated Depreciation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income tax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8" table:formula="of:=SUM([.E7:.E10])" office:value-type="float" office:value="205000" calcext:value-type="float">
            <text:p><text:s text:c="3"/>205,000 </text:p>
          </table:table-cell>
          <table:table-cell table:number-columns-repeated="3"/>
          <table:table-cell office:value-type="string" calcext:value-type="string">
            <text:p>Total Current Assets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other operating exp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current Assets:</text:p>
          </table:table-cell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Dividend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perty, Plant, &amp; Equipment</text:p>
          </table:table-cell>
          <table:table-cell/>
          <table:table-cell table:style-name="ce8" office:value-type="float" office:value="199000" calcext:value-type="float">
            <text:p><text:s text:c="3"/>199,000 </text:p>
          </table:table-cell>
          <table:table-cell table:number-columns-repeated="3"/>
          <table:table-cell office:value-type="string" calcext:value-type="string">
            <text:p>Property, Plant &amp; Equipment</text:p>
          </table:table-cell>
          <table:table-cell table:number-columns-repeated="5"/>
          <table:table-cell office:value-type="string" calcext:value-type="string">
            <text:p>Sal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table:style-name="ce9" office:value-type="float" office:value="-9000" calcext:value-type="float">
            <text:p><text:s text:c="3"/>(9,000)</text:p>
          </table:table-cell>
          <table:table-cell table:number-columns-repeated="3"/>
          <table:table-cell office:value-type="string" calcext:value-type="string">
            <text:p>Less: Accumulated Depreci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9" table:formula="of:=SUM([.E13:.E14])" office:value-type="float" office:value="190000" calcext:value-type="float">
            <text:p><text:s text:c="3"/>190,000 </text:p>
          </table:table-cell>
          <table:table-cell table:number-columns-repeated="3"/>
          <table:table-cell office:value-type="string" calcext:value-type="string">
            <text:p>Total Non-current Asset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otal Assets</text:p>
          </table:table-cell>
          <table:table-cell table:number-columns-repeated="2"/>
          <table:table-cell table:style-name="ce9" table:formula="of:=SUM([.E11];[.E15])" office:value-type="float" office:value="395000" calcext:value-type="float">
            <text:p><text:s text:c="3"/>395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rent Liabilities: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table:style-name="ce8" office:value-type="float" office:value="74000" calcext:value-type="float">
            <text:p><text:s text:c="3"/>74,000 </text:p>
          </table:table-cell>
          <table:table-cell table:number-columns-repeated="3"/>
          <table:table-cell office:value-type="string" calcext:value-type="string">
            <text:p>Accounts Paya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table:style-name="ce9" office:value-type="float" office:value="10000" calcext:value-type="float">
            <text:p><text:s text:c="3"/>10,000 </text:p>
          </table:table-cell>
          <table:table-cell table:number-columns-repeated="3"/>
          <table:table-cell office:value-type="string" calcext:value-type="string">
            <text:p>Unearned Revenu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8" table:formula="of:=SUM([.E20:.E21])" office:value-type="float" office:value="84000" calcext:value-type="float">
            <text:p><text:s text:c="3"/>84,000 </text:p>
          </table:table-cell>
          <table:table-cell table:number-columns-repeated="3"/>
          <table:table-cell office:value-type="string" calcext:value-type="string">
            <text:p>Tax Payab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current 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table:style-name="ce9" office:value-type="float" office:value="207000" calcext:value-type="float">
            <text:p><text:s text:c="3"/>20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9" table:formula="of:=SUM([.E22:.E24])" office:value-type="float" office:value="291000" calcext:value-type="float">
            <text:p><text:s text:c="3"/>291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quity</text:p>
          </table:table-cell>
          <table:covered-table-cell table:style-name="ce6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hare Capital</text:p>
          </table:table-cell>
          <table:covered-table-cell table:style-name="ce7"/>
          <table:table-cell/>
          <table:table-cell table:style-name="ce8" office:value-type="float" office:value="50000" calcext:value-type="float">
            <text:p><text:s text:c="3"/>5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tained Earnings</text:p>
          </table:table-cell>
          <table:covered-table-cell table:style-name="ce7"/>
          <table:table-cell/>
          <table:table-cell table:style-name="ce9" office:value-type="float" office:value="54000" calcext:value-type="float">
            <text:p><text:s text:c="3"/>54,000 </text:p>
          </table:table-cell>
          <table:table-cell table:number-columns-repeated="3"/>
          <table:table-cell office:value-type="string" calcext:value-type="string">
            <text:p>REfinal = REinitial + REchang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otal Equity</text:p>
          </table:table-cell>
          <table:covered-table-cell table:style-name="ce7"/>
          <table:table-cell/>
          <table:table-cell table:style-name="ce9" table:formula="of:=SUM([.E27:.E28])" office:value-type="float" office:value="104000" calcext:value-type="float">
            <text:p><text:s text:c="3"/>104,000 </text:p>
          </table:table-cell>
          <table:table-cell table:number-columns-repeated="3"/>
          <table:table-cell office:value-type="string" calcext:value-type="string">
            <text:p>REchange = Income_change - Divide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Liabilities &amp; Equity</text:p>
          </table:table-cell>
          <table:covered-table-cell table:style-name="ce6"/>
          <table:table-cell/>
          <table:table-cell table:style-name="ce9" table:formula="of:=SUM([.E29];[.E25])" office:value-type="float" office:value="395000" calcext:value-type="float">
            <text:p><text:s text:c="3"/>395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 T1Q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Year ended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table:style-name="ce2" office:value-type="float" office:value="730000" calcext:value-type="float">
            <text:p><text:s/>73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table:style-name="ce3" office:value-type="float" office:value="-550000" calcext:value-type="float">
            <text:p><text:s/>(550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2" table:formula="of:=SUM([.E6:.E7])" office:value-type="float" office:value="180000" calcext:value-type="float">
            <text:p><text:s/>18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ting Expense</text:p>
          </table:table-cell>
          <table:table-cell/>
          <table:table-cell table:style-name="ce3" office:value-type="float" office:value="-165000" calcext:value-type="float">
            <text:p><text:s/>(165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2" table:formula="of:=SUM([.E8:.E9])" office:value-type="float" office:value="15000" calcext:value-type="float">
            <text:p><text:s/>15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n-operating Expense</text:p>
          </table:table-cell>
          <table:table-cell/>
          <table:table-cell table:style-name="ce2" office:value-type="float" office:value="0" calcext:value-type="float">
            <text:p><text:s/>-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est Expense</text:p>
          </table:table-cell>
          <table:table-cell/>
          <table:table-cell table:style-name="ce3" office:value-type="float" office:value="-9000" calcext:value-type="float">
            <text:p><text:s/>(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2" table:formula="of:=SUM([.E10:.E12])" office:value-type="float" office:value="6000" calcext:value-type="float">
            <text:p><text:s/>6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me Tax Expense</text:p>
          </table:table-cell>
          <table:table-cell/>
          <table:table-cell table:style-name="ce3" office:value-type="float" office:value="-4000" calcext:value-type="float">
            <text:p><text:s/>(4,000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et Income</text:p>
          </table:table-cell>
          <table:table-cell table:number-columns-repeated="2"/>
          <table:table-cell table:style-name="ce2" table:formula="of:=SUM([.E13:.E14])" office:value-type="float" office:value="2000" calcext:value-type="float">
            <text:p><text:s/>2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P T1Q2" table:style-name="ta4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ment of Financial Posi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s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rrent Assets: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???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/>
          <table:table-cell table:style-name="ce8" office:value-type="float" office:value="19000" calcext:value-type="float">
            <text:p><text:s text:c="3"/>19,000 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Unearned revenue</text:p>
          </table:table-cell>
          <table:table-cell office:value-type="string" calcext:value-type="string">
            <text:p>Share capital</text:p>
          </table:table-cell>
          <table:table-cell office:value-type="string" calcext:value-type="string">
            <text:p>Interest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ceivables</text:p>
          </table:table-cell>
          <table:table-cell/>
          <table:table-cell table:style-name="ce8" office:value-type="float" office:value="27000" calcext:value-type="float">
            <text:p><text:s text:c="3"/>27,000 </text:p>
          </table:table-cell>
          <table:table-cell table:number-columns-repeated="3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PPE</text:p>
          </table:table-cell>
          <table:table-cell office:value-type="string" calcext:value-type="string">
            <text:p>Long term debt</text:p>
          </table:table-cell>
          <table:table-cell/>
          <table:table-cell office:value-type="string" calcext:value-type="string">
            <text:p>Cost of goods s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ventory</text:p>
          </table:table-cell>
          <table:table-cell/>
          <table:table-cell table:style-name="ce9" office:value-type="float" office:value="153000" calcext:value-type="float">
            <text:p><text:s text:c="3"/>153,000 </text:p>
          </table:table-cell>
          <table:table-cell table:number-columns-repeated="3"/>
          <table:table-cell office:value-type="string" calcext:value-type="string">
            <text:p>Inventory of merchandise</text:p>
          </table:table-cell>
          <table:table-cell table:number-columns-repeated="2"/>
          <table:table-cell office:value-type="string" calcext:value-type="string">
            <text:p>Accumulated Depreciation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income tax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8" table:formula="of:=SUM([.E7:.E10])" office:value-type="float" office:value="199000" calcext:value-type="float">
            <text:p><text:s text:c="3"/>199,000 </text:p>
          </table:table-cell>
          <table:table-cell table:number-columns-repeated="3"/>
          <table:table-cell office:value-type="string" calcext:value-type="string">
            <text:p>Total Current Assets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other operating exp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current Assets:</text:p>
          </table:table-cell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Dividend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perty, Plant, &amp; Equipment</text:p>
          </table:table-cell>
          <table:table-cell/>
          <table:table-cell table:style-name="ce8" office:value-type="float" office:value="199000" calcext:value-type="float">
            <text:p><text:s text:c="3"/>199,000 </text:p>
          </table:table-cell>
          <table:table-cell table:number-columns-repeated="3"/>
          <table:table-cell office:value-type="string" calcext:value-type="string">
            <text:p>Property, Plant &amp; Equipment</text:p>
          </table:table-cell>
          <table:table-cell table:number-columns-repeated="5"/>
          <table:table-cell office:value-type="string" calcext:value-type="string">
            <text:p>Sal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table:style-name="ce9" office:value-type="float" office:value="-9000" calcext:value-type="float">
            <text:p><text:s text:c="3"/>(9,000)</text:p>
          </table:table-cell>
          <table:table-cell table:number-columns-repeated="3"/>
          <table:table-cell office:value-type="string" calcext:value-type="string">
            <text:p>Less: Accumulated Depreci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9" table:formula="of:=SUM([.E13:.E14])" office:value-type="float" office:value="190000" calcext:value-type="float">
            <text:p><text:s text:c="3"/>190,000 </text:p>
          </table:table-cell>
          <table:table-cell table:number-columns-repeated="3"/>
          <table:table-cell office:value-type="string" calcext:value-type="string">
            <text:p>Total Non-current Asset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otal Assets</text:p>
          </table:table-cell>
          <table:table-cell table:number-columns-repeated="2"/>
          <table:table-cell table:style-name="ce9" table:formula="of:=SUM([.E11];[.E15])" office:value-type="float" office:value="389000" calcext:value-type="float">
            <text:p><text:s text:c="3"/>389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rent Liabilities: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table:style-name="ce8" office:value-type="float" office:value="74000" calcext:value-type="float">
            <text:p><text:s text:c="3"/>74,000 </text:p>
          </table:table-cell>
          <table:table-cell table:number-columns-repeated="3"/>
          <table:table-cell office:value-type="string" calcext:value-type="string">
            <text:p>Accounts Paya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table:style-name="ce9" office:value-type="float" office:value="10000" calcext:value-type="float">
            <text:p><text:s text:c="3"/>10,000 </text:p>
          </table:table-cell>
          <table:table-cell table:number-columns-repeated="3"/>
          <table:table-cell office:value-type="string" calcext:value-type="string">
            <text:p>Unearned Revenu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8" table:formula="of:=SUM([.E20:.E21])" office:value-type="float" office:value="84000" calcext:value-type="float">
            <text:p><text:s text:c="3"/>84,000 </text:p>
          </table:table-cell>
          <table:table-cell table:number-columns-repeated="3"/>
          <table:table-cell office:value-type="string" calcext:value-type="string">
            <text:p>Tax Payab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current 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table:style-name="ce9" office:value-type="float" office:value="207000" calcext:value-type="float">
            <text:p><text:s text:c="3"/>20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9" table:formula="of:=SUM([.E22:.E24])" office:value-type="float" office:value="291000" calcext:value-type="float">
            <text:p><text:s text:c="3"/>291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quity</text:p>
          </table:table-cell>
          <table:covered-table-cell table:style-name="ce6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hare Capital</text:p>
          </table:table-cell>
          <table:covered-table-cell table:style-name="ce7"/>
          <table:table-cell/>
          <table:table-cell table:style-name="ce8" office:value-type="float" office:value="50000" calcext:value-type="float">
            <text:p><text:s text:c="3"/>5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tained Earnings</text:p>
          </table:table-cell>
          <table:covered-table-cell table:style-name="ce7"/>
          <table:table-cell/>
          <table:table-cell table:style-name="ce9" office:value-type="float" office:value="48000" calcext:value-type="float">
            <text:p><text:s text:c="3"/>48,000 </text:p>
          </table:table-cell>
          <table:table-cell table:number-columns-repeated="3"/>
          <table:table-cell office:value-type="string" calcext:value-type="string">
            <text:p>REfinal = REinitial + REchang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otal Equity</text:p>
          </table:table-cell>
          <table:covered-table-cell table:style-name="ce7"/>
          <table:table-cell/>
          <table:table-cell table:style-name="ce9" table:formula="of:=SUM([.E27:.E28])" office:value-type="float" office:value="98000" calcext:value-type="float">
            <text:p><text:s text:c="3"/>98,000 </text:p>
          </table:table-cell>
          <table:table-cell table:number-columns-repeated="3"/>
          <table:table-cell office:value-type="string" calcext:value-type="string">
            <text:p>REchange = Income_change - Divide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Liabilities &amp; Equity</text:p>
          </table:table-cell>
          <table:covered-table-cell table:style-name="ce6"/>
          <table:table-cell/>
          <table:table-cell table:style-name="ce9" table:formula="of:=SUM([.E29];[.E25])" office:value-type="float" office:value="389000" calcext:value-type="float">
            <text:p><text:s text:c="3"/>389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office:value-type="string" calcext:value-type="string">
            <text:p>for q2, RE change = 2000 - 0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 Journal" table:style-name="ta5">
        <office:forms form:automatic-focus="false" form:apply-design-mode="false"/>
        <table:table-column table:style-name="co13" table:default-cell-style-name="Default"/>
        <table:table-column table:style-name="co13" table:default-cell-style-name="ce19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23"/>
        <table:table-column table:style-name="co13" table:number-columns-repeated="2" table:default-cell-style-name="ce25"/>
        <table:table-column table:style-name="co13" table:number-columns-repeated="2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 table:style-name="ce20" office:value-type="string" calcext:value-type="string" table:number-columns-spanned="6" table:number-rows-spanned="2">
            <text:p>JOURNAL</text:p>
          </table:table-cell>
          <table:covered-table-cell table:number-columns-repeated="5"/>
          <table:table-cell table:style-name="ce27" office:value-type="string" calcext:value-type="string" table:number-columns-spanned="1" table:number-rows-spanned="2">
            <text:p>Page 1</text:p>
          </table:table-cell>
          <table:table-cell table:number-columns-repeated="2"/>
        </table:table-row>
        <table:table-row table:style-name="ro2">
          <table:table-cell/>
          <table:covered-table-cell table:number-columns-repeated="7"/>
          <table:table-cell table:number-columns-repeated="2"/>
        </table:table-row>
        <table:table-row table:style-name="ro3">
          <table:table-cell/>
          <table:table-cell table:style-name="ce21" office:value-type="string" calcext:value-type="string">
            <text:p>Date</text:p>
          </table:table-cell>
          <table:table-cell table:style-name="ce4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43"/>
          <table:table-cell table:style-name="ce24" office:value-type="string" calcext:value-type="string">
            <text:p>Post Ref.</text:p>
          </table:table-cell>
          <table:table-cell table:style-name="ce26" office:value-type="string" calcext:value-type="string">
            <text:p>Debit</text:p>
          </table:table-cell>
          <table:table-cell table:style-name="ce26" office:value-type="string" calcext:value-type="string">
            <text:p>Credit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01" calcext:value-type="date">
            <text:p>Jun 01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3000" calcext:value-type="float">
            <text:p>53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ccounts payable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53000" calcext:value-type="float">
            <text:p>53,0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04" calcext:value-type="date">
            <text:p>Jun 0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000" calcext:value-type="float">
            <text:p>5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ccounts receivable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000" calcext:value-type="float">
            <text:p>5,0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05" calcext:value-type="date">
            <text:p>Jun 05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000" calcext:value-type="float">
            <text:p>3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00" calcext:value-type="float">
            <text:p>3,0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06" calcext:value-type="date">
            <text:p>Jun 06</text:p>
          </table:table-cell>
          <table:table-cell office:value-type="string" calcext:value-type="string">
            <text:p>Accounts receivable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0000" calcext:value-type="float">
            <text:p>40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ales revenue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00" calcext:value-type="float">
            <text:p>40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st of goods sol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0000" calcext:value-type="float">
            <text:p>30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nventory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30000" calcext:value-type="float">
            <text:p>30,0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10" calcext:value-type="date">
            <text:p>Jun 10</text:p>
          </table:table-cell>
          <table:table-cell office:value-type="string" calcext:value-type="string">
            <text:p>Rent expense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1500" calcext:value-type="float">
            <text:p>1,5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00" calcext:value-type="float">
            <text:p>1,5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15" calcext:value-type="date">
            <text:p>Jun 15</text:p>
          </table:table-cell>
          <table:table-cell office:value-type="string" calcext:value-type="string">
            <text:p>Insurance Expense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800" calcext:value-type="float">
            <text:p>8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0" calcext:value-type="float">
            <text:p>8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17" calcext:value-type="date">
            <text:p>Jun 17</text:p>
          </table:table-cell>
          <table:table-cell office:value-type="string" calcext:value-type="string">
            <text:p>Wages Expense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4500" calcext:value-type="float">
            <text:p>4,5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00" calcext:value-type="float">
            <text:p>4,5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20" calcext:value-type="date">
            <text:p>Jun 20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3000" calcext:value-type="float">
            <text:p>33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ccounts receivable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3000" calcext:value-type="float">
            <text:p>33,0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26" calcext:value-type="date">
            <text:p>Jun 26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0000" calcext:value-type="float">
            <text:p>30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ales revenue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30000" calcext:value-type="float">
            <text:p>30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st of goods sol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nventory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000" calcext:value-type="float">
            <text:p>20,000 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22-06-28" calcext:value-type="date">
            <text:p>Jun 28</text:p>
          </table:table-cell>
          <table:table-cell office:value-type="string" calcext:value-type="string">
            <text:p>Accounts payable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60000" calcext:value-type="float">
            <text:p>60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0000" calcext:value-type="float">
            <text:p>60,000 </text:p>
          </table:table-cell>
          <table:table-cell table:number-columns-repeated="2"/>
        </table:table-row>
        <table:table-row table:style-name="ro2">
          <table:table-cell/>
          <table:table-cell table:style-name="ce40" office:value-type="date" office:date-value="2022-06-30" calcext:value-type="date">
            <text:p>Jun 30</text:p>
          </table:table-cell>
          <table:table-cell table:style-name="ce37" office:value-type="string" calcext:value-type="string">
            <text:p>Interest Expense</text:p>
          </table:table-cell>
          <table:table-cell table:style-name="ce37" table:number-columns-repeated="2"/>
          <table:table-cell table:style-name="ce46"/>
          <table:table-cell table:style-name="ce41" office:value-type="float" office:value="3000" calcext:value-type="float">
            <text:p>3,000 </text:p>
          </table:table-cell>
          <table:table-cell table:style-name="ce41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terest Payable</text:p>
          </table:table-cell>
          <table:table-cell table:number-columns-repeated="3"/>
          <table:table-cell office:value-type="float" office:value="3000" calcext:value-type="float">
            <text:p>3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alaries Expense</text:p>
          </table:table-cell>
          <table:table-cell table:number-columns-repeated="3"/>
          <table:table-cell office:value-type="float" office:value="650" calcext:value-type="float">
            <text:p>65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alaries Payable</text:p>
          </table:table-cell>
          <table:table-cell table:number-columns-repeated="3"/>
          <table:table-cell office:value-type="float" office:value="650" calcext:value-type="float">
            <text:p>65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repaid Rent</text:p>
          </table:table-cell>
          <table:table-cell table:number-columns-repeated="3"/>
          <table:table-cell office:value-type="float" office:value="4500" calcext:value-type="float">
            <text:p>4,5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500" calcext:value-type="float">
            <text:p>4,5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Unearned Revenue</text:p>
          </table:table-cell>
          <table:table-cell table:number-columns-repeated="3"/>
          <table:table-cell office:value-type="float" office:value="5000" calcext:value-type="float">
            <text:p>5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ales revenue</text:p>
          </table:table-cell>
          <table:table-cell table:number-columns-repeated="3"/>
          <table:table-cell office:value-type="float" office:value="5000" calcext:value-type="float">
            <text:p>5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preciation expense</text:p>
          </table:table-cell>
          <table:table-cell table:number-columns-repeated="3"/>
          <table:table-cell office:value-type="float" office:value="13000" calcext:value-type="float">
            <text:p>13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ccumulated Depreciation</text:p>
          </table:table-cell>
          <table:table-cell table:number-columns-repeated="3"/>
          <table:table-cell office:value-type="float" office:value="13000" calcext:value-type="float">
            <text:p>13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come Tax Expense</text:p>
          </table:table-cell>
          <table:table-cell table:number-columns-repeated="3"/>
          <table:table-cell office:value-type="float" office:value="1500" calcext:value-type="float">
            <text:p>1,5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st of Goods Sold</text:p>
          </table:table-cell>
          <table:table-cell table:number-columns-repeated="3"/>
          <table:table-cell office:value-type="float" office:value="1500" calcext:value-type="float">
            <text:p>1,5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ividends</text:p>
          </table:table-cell>
          <table:table-cell table:number-columns-repeated="3"/>
          <table:table-cell office:value-type="float" office:value="2500" calcext:value-type="float">
            <text:p>2,5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0" calcext:value-type="float">
            <text:p>2,500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Insurance Expense</text:p>
          </table:table-cell>
          <table:table-cell table:style-name="ce45" table:number-columns-repeated="2"/>
          <table:table-cell table:style-name="ce50"/>
          <table:table-cell table:style-name="ce64" office:value-type="float" office:value="8800" calcext:value-type="float">
            <text:p>8,800 </text:p>
          </table:table-cell>
          <table:table-cell table:style-name="ce64"/>
          <table:table-cell table:style-name="ce45"/>
          <table:table-cell table:style-name="ce45" office:value-type="string" calcext:value-type="string">
            <text:p>Tut 4 sta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ther Operating Expenses</text:p>
          </table:table-cell>
          <table:table-cell table:number-columns-repeated="3"/>
          <table:table-cell office:value-type="float" office:value="8800" calcext:value-type="float">
            <text:p>8,8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alaries Expense</text:p>
          </table:table-cell>
          <table:table-cell table:number-columns-repeated="3"/>
          <table:table-cell office:value-type="float" office:value="49500" calcext:value-type="float">
            <text:p>49,5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ther Operating Expenses</text:p>
          </table:table-cell>
          <table:table-cell table:number-columns-repeated="3"/>
          <table:table-cell office:value-type="float" office:value="49500" calcext:value-type="float">
            <text:p>49,5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Utilities Expense</text:p>
          </table:table-cell>
          <table:table-cell table:number-columns-repeated="3"/>
          <table:table-cell office:value-type="float" office:value="8600" calcext:value-type="float">
            <text:p>8,6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ther Operating Expenses</text:p>
          </table:table-cell>
          <table:table-cell table:number-columns-repeated="3"/>
          <table:table-cell office:value-type="float" office:value="8600" calcext:value-type="float">
            <text:p>8,6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nsulting Fees Expense</text:p>
          </table:table-cell>
          <table:table-cell table:number-columns-repeated="3"/>
          <table:table-cell office:value-type="float" office:value="20000" calcext:value-type="float">
            <text:p>20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ther Operating Expenses</text:p>
          </table:table-cell>
          <table:table-cell table:number-columns-repeated="3"/>
          <table:table-cell office:value-type="float" office:value="20000" calcext:value-type="float">
            <text:p>20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rketing Expense</text:p>
          </table:table-cell>
          <table:table-cell table:number-columns-repeated="3"/>
          <table:table-cell office:value-type="float" office:value="64000" calcext:value-type="float">
            <text:p>64,000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ther Operating Expenses</text:p>
          </table:table-cell>
          <table:table-cell table:number-columns-repeated="3"/>
          <table:table-cell office:value-type="float" office:value="64000" calcext:value-type="float">
            <text:p>64,000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5" office:value-type="string" calcext:value-type="string">
            <text:p>Sales Revenue</text:p>
          </table:table-cell>
          <table:table-cell table:style-name="ce45" table:number-columns-repeated="2"/>
          <table:table-cell table:style-name="ce50"/>
          <table:table-cell table:style-name="ce64" office:value-type="float" office:value="775000" calcext:value-type="float">
            <text:p>775,000 </text:p>
          </table:table-cell>
          <table:table-cell table:style-name="ce45" table:number-columns-repeated="2"/>
          <table:table-cell table:style-name="ce45" office:value-type="string" calcext:value-type="string">
            <text:p>Closing entri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st of Goods Sold</text:p>
          </table:table-cell>
          <table:table-cell table:style-name="ce37" table:number-columns-repeated="2"/>
          <table:table-cell table:style-name="ce46"/>
          <table:table-cell table:style-name="ce41" office:value-type="float" office:value="567500" calcext:value-type="float">
            <text:p>567,5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Consulting Fees Expense</text:p>
          </table:table-cell>
          <table:table-cell/>
          <table:table-cell table:style-name="Default"/>
          <table:table-cell table:style-name="ce23"/>
          <table:table-cell office:value-type="float" office:value="20000" calcext:value-type="float">
            <text:p>20,0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Utilities Expense</text:p>
          </table:table-cell>
          <table:table-cell/>
          <table:table-cell table:style-name="Default"/>
          <table:table-cell table:style-name="ce23"/>
          <table:table-cell office:value-type="float" office:value="8600" calcext:value-type="float">
            <text:p>8,6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surance Expense</text:p>
          </table:table-cell>
          <table:table-cell/>
          <table:table-cell table:style-name="Default"/>
          <table:table-cell table:style-name="ce23"/>
          <table:table-cell office:value-type="float" office:value="9600" calcext:value-type="float">
            <text:p>9,6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Marketing Expense</text:p>
          </table:table-cell>
          <table:table-cell/>
          <table:table-cell table:style-name="Default"/>
          <table:table-cell table:style-name="ce23"/>
          <table:table-cell office:value-type="float" office:value="64000" calcext:value-type="float">
            <text:p>64,0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Salaries Expense</text:p>
          </table:table-cell>
          <table:table-cell/>
          <table:table-cell table:style-name="Default"/>
          <table:table-cell table:style-name="ce23"/>
          <table:table-cell office:value-type="float" office:value="54650" calcext:value-type="float">
            <text:p>54,65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nt Expense</text:p>
          </table:table-cell>
          <table:table-cell/>
          <table:table-cell table:style-name="Default"/>
          <table:table-cell table:style-name="ce23"/>
          <table:table-cell office:value-type="float" office:value="1500" calcext:value-type="float">
            <text:p>1,5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Other Operating Expenses</text:p>
          </table:table-cell>
          <table:table-cell/>
          <table:table-cell table:style-name="Default"/>
          <table:table-cell table:style-name="ce23"/>
          <table:table-cell office:value-type="float" office:value="9100" calcext:value-type="float">
            <text:p>9,1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terest Expense</text:p>
          </table:table-cell>
          <table:table-cell/>
          <table:table-cell table:style-name="Default"/>
          <table:table-cell table:style-name="ce23"/>
          <table:table-cell office:value-type="float" office:value="12000" calcext:value-type="float">
            <text:p>12,0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epreciation Expense</text:p>
          </table:table-cell>
          <table:table-cell/>
          <table:table-cell table:style-name="Default"/>
          <table:table-cell table:style-name="ce23"/>
          <table:table-cell office:value-type="float" office:value="13000" calcext:value-type="float">
            <text:p>13,0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come Tax Expense</text:p>
          </table:table-cell>
          <table:table-cell/>
          <table:table-cell table:style-name="Default"/>
          <table:table-cell table:style-name="ce23"/>
          <table:table-cell office:value-type="float" office:value="5500" calcext:value-type="float">
            <text:p>5,5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Dividends</text:p>
          </table:table-cell>
          <table:table-cell/>
          <table:table-cell table:style-name="Default" table:number-columns-repeated="2"/>
          <table:table-cell office:value-type="float" office:value="2500" calcext:value-type="float">
            <text:p>2,500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etained Earnings</text:p>
          </table:table-cell>
          <table:table-cell/>
          <table:table-cell table:style-name="Default" table:number-columns-repeated="2"/>
          <table:table-cell office:value-type="float" office:value="7050" calcext:value-type="float">
            <text:p>7,050 </text:p>
          </table:table-cell>
          <table:table-cell table:number-columns-repeated="2"/>
        </table:table-row>
        <table:table-row table:style-name="ro2" table:number-rows-repeated="104850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101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Cash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101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25000" calcext:value-type="float">
            <text:p>25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4</text:p>
          </table:table-cell>
          <table:table-cell table:number-columns-repeated="4"/>
          <table:table-cell office:value-type="float" office:value="5000" calcext:value-type="float">
            <text:p>5,000 </text:p>
          </table:table-cell>
          <table:table-cell/>
          <table:table-cell office:value-type="float" office:value="30000" calcext:value-type="float">
            <text:p>30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5</text:p>
          </table:table-cell>
          <table:table-cell table:number-columns-repeated="5"/>
          <table:table-cell office:value-type="float" office:value="3000" calcext:value-type="float">
            <text:p>3,000 </text:p>
          </table:table-cell>
          <table:table-cell office:value-type="float" office:value="27000" calcext:value-type="float">
            <text:p>27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0</text:p>
          </table:table-cell>
          <table:table-cell table:number-columns-repeated="5"/>
          <table:table-cell office:value-type="float" office:value="1500" calcext:value-type="float">
            <text:p>1,500 </text:p>
          </table:table-cell>
          <table:table-cell office:value-type="float" office:value="25500" calcext:value-type="float">
            <text:p>25,5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5</text:p>
          </table:table-cell>
          <table:table-cell table:number-columns-repeated="5"/>
          <table:table-cell office:value-type="float" office:value="800" calcext:value-type="float">
            <text:p>800 </text:p>
          </table:table-cell>
          <table:table-cell office:value-type="float" office:value="24700" calcext:value-type="float">
            <text:p>24,7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7</text:p>
          </table:table-cell>
          <table:table-cell table:number-columns-repeated="5"/>
          <table:table-cell office:value-type="float" office:value="4500" calcext:value-type="float">
            <text:p>4,500 </text:p>
          </table:table-cell>
          <table:table-cell office:value-type="float" office:value="20200" calcext:value-type="float">
            <text:p>20,2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0</text:p>
          </table:table-cell>
          <table:table-cell table:number-columns-repeated="4"/>
          <table:table-cell office:value-type="float" office:value="33000" calcext:value-type="float">
            <text:p>33,000 </text:p>
          </table:table-cell>
          <table:table-cell/>
          <table:table-cell office:value-type="float" office:value="53200" calcext:value-type="float">
            <text:p>53,2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4"/>
          <table:table-cell office:value-type="float" office:value="30000" calcext:value-type="float">
            <text:p>30,000 </text:p>
          </table:table-cell>
          <table:table-cell/>
          <table:table-cell office:value-type="float" office:value="83200" calcext:value-type="float">
            <text:p>83,2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8</text:p>
          </table:table-cell>
          <table:table-cell table:number-columns-repeated="5"/>
          <table:table-cell office:value-type="float" office:value="60000" calcext:value-type="float">
            <text:p>60,000 </text:p>
          </table:table-cell>
          <table:table-cell office:value-type="float" office:value="23200" calcext:value-type="float">
            <text:p>23,200 </text:p>
          </table:table-cell>
          <table:table-cell table:number-columns-repeated="2"/>
        </table:table-row>
        <table:table-row table:style-name="ro2" table:number-rows-repeated="8">
          <table:table-cell/>
          <table:table-cell table:style-name="ce31"/>
          <table:table-cell table:number-columns-repeated="9"/>
        </table:table-row>
        <table:table-row table:style-name="ro2" table:number-rows-repeated="104855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105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Accounts Receivable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105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27000" calcext:value-type="float">
            <text:p>27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4</text:p>
          </table:table-cell>
          <table:table-cell table:number-columns-repeated="5"/>
          <table:table-cell office:value-type="float" office:value="5000" calcext:value-type="float">
            <text:p>5,000 </text:p>
          </table:table-cell>
          <table:table-cell office:value-type="float" office:value="22000" calcext:value-type="float">
            <text:p>22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4"/>
          <table:table-cell office:value-type="float" office:value="40000" calcext:value-type="float">
            <text:p>40,000 </text:p>
          </table:table-cell>
          <table:table-cell/>
          <table:table-cell office:value-type="float" office:value="62000" calcext:value-type="float">
            <text:p>62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0</text:p>
          </table:table-cell>
          <table:table-cell table:number-columns-repeated="5"/>
          <table:table-cell office:value-type="float" office:value="33000" calcext:value-type="float">
            <text:p>33,000 </text:p>
          </table:table-cell>
          <table:table-cell office:value-type="float" office:value="29000" calcext:value-type="float">
            <text:p>29,000 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107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Inventory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107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153000" calcext:value-type="float">
            <text:p>153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</text:p>
          </table:table-cell>
          <table:table-cell table:number-columns-repeated="4"/>
          <table:table-cell office:value-type="float" office:value="53000" calcext:value-type="float">
            <text:p>53,000 </text:p>
          </table:table-cell>
          <table:table-cell/>
          <table:table-cell office:value-type="float" office:value="206000" calcext:value-type="float">
            <text:p>206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5"/>
          <table:table-cell office:value-type="float" office:value="30000" calcext:value-type="float">
            <text:p>30,000 </text:p>
          </table:table-cell>
          <table:table-cell office:value-type="float" office:value="176000" calcext:value-type="float">
            <text:p>176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5"/>
          <table:table-cell office:value-type="float" office:value="20000" calcext:value-type="float">
            <text:p>20,000 </text:p>
          </table:table-cell>
          <table:table-cell office:value-type="float" office:value="156000" calcext:value-type="float">
            <text:p>156,000 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154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Property, Plant &amp; Equipment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154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199000" calcext:value-type="float">
            <text:p>199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5</text:p>
          </table:table-cell>
          <table:table-cell table:number-columns-repeated="4"/>
          <table:table-cell office:value-type="float" office:value="3000" calcext:value-type="float">
            <text:p>3,000 </text:p>
          </table:table-cell>
          <table:table-cell/>
          <table:table-cell office:value-type="float" office:value="202000" calcext:value-type="float">
            <text:p>202,0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202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Accounts Payable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202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74000" calcext:value-type="float">
            <text:p>74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</text:p>
          </table:table-cell>
          <table:table-cell table:number-columns-repeated="5"/>
          <table:table-cell office:value-type="float" office:value="53000" calcext:value-type="float">
            <text:p>53,000 </text:p>
          </table:table-cell>
          <table:table-cell office:value-type="float" office:value="127000" calcext:value-type="float">
            <text:p>127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8</text:p>
          </table:table-cell>
          <table:table-cell table:number-columns-repeated="4"/>
          <table:table-cell office:value-type="float" office:value="60000" calcext:value-type="float">
            <text:p>60,000 </text:p>
          </table:table-cell>
          <table:table-cell/>
          <table:table-cell office:value-type="float" office:value="67000" calcext:value-type="float">
            <text:p>67,000 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330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Retained Earnings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330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 table:number-rows-repeated="7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400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Sales Revenue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400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5"/>
          <table:table-cell table:number-columns-repeated="2" office:value-type="float" office:value="40000" calcext:value-type="float">
            <text:p>40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5"/>
          <table:table-cell office:value-type="float" office:value="30000" calcext:value-type="float">
            <text:p>30,000 </text:p>
          </table:table-cell>
          <table:table-cell office:value-type="float" office:value="70000" calcext:value-type="float">
            <text:p>70,000 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00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Cost of Goods Sold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500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4"/>
          <table:table-cell office:value-type="float" office:value="30000" calcext:value-type="float">
            <text:p>30,000 </text:p>
          </table:table-cell>
          <table:table-cell/>
          <table:table-cell office:value-type="float" office:value="30000" calcext:value-type="float">
            <text:p>30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4"/>
          <table:table-cell office:value-type="float" office:value="20000" calcext:value-type="float">
            <text:p>20,000 </text:p>
          </table:table-cell>
          <table:table-cell/>
          <table:table-cell office:value-type="float" office:value="50000" calcext:value-type="float">
            <text:p>50,000 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23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Rent Expense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523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8"/>
        </table:table-row>
        <table:table-row table:style-name="ro2">
          <table:table-cell/>
          <table:table-cell table:style-name="ce31" office:value-type="string" calcext:value-type="string">
            <text:p>10</text:p>
          </table:table-cell>
          <table:table-cell table:number-columns-repeated="4"/>
          <table:table-cell office:value-type="float" office:value="1500" calcext:value-type="float">
            <text:p>1,500 </text:p>
          </table:table-cell>
          <table:table-cell/>
          <table:table-cell office:value-type="float" office:value="1500" calcext:value-type="float">
            <text:p>1,5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24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Insurance Expense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524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5</text:p>
          </table:table-cell>
          <table:table-cell table:number-columns-repeated="4"/>
          <table:table-cell office:value-type="float" office:value="800" calcext:value-type="float">
            <text:p>800 </text:p>
          </table:table-cell>
          <table:table-cell/>
          <table:table-cell office:value-type="float" office:value="800" calcext:value-type="float">
            <text:p>8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51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Wages Expense</text:p>
          </table:table-cell>
          <table:covered-table-cell table:number-columns-repeated="3"/>
          <table:covered-table-cell table:style-name="ce73"/>
          <table:table-cell table:style-name="ce73" office:value-type="string" calcext:value-type="string" table:number-columns-spanned="3" table:number-rows-spanned="2">
            <text:p>ACCOUNT NO. 551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63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7</text:p>
          </table:table-cell>
          <table:table-cell table:number-columns-repeated="4"/>
          <table:table-cell office:value-type="float" office:value="4500" calcext:value-type="float">
            <text:p>4,500 </text:p>
          </table:table-cell>
          <table:table-cell/>
          <table:table-cell office:value-type="float" office:value="4500" calcext:value-type="float">
            <text:p>4,5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rial Balance" table:style-name="ta5">
        <office:forms form:automatic-focus="false" form:apply-design-mode="false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number-columns-repeated="2" table:default-cell-style-name="ce25"/>
        <table:table-column table:style-name="co13" table:number-columns-repeated="4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table:style-name="ce63" office:value-type="string" calcext:value-type="string" table:number-columns-spanned="4" table:number-rows-spanned="1">
            <text:p>HaloCrypto Inc.</text:p>
          </table:table-cell>
          <table:covered-table-cell table:style-name="ce63"/>
          <table:covered-table-cell table:number-columns-repeated="2" table:style-name="ce27"/>
          <table:table-cell table:number-columns-repeated="4"/>
        </table:table-row>
        <table:table-row table:style-name="ro2">
          <table:table-cell/>
          <table:table-cell table:style-name="ce63" office:value-type="string" calcext:value-type="string" table:number-columns-spanned="4" table:number-rows-spanned="1">
            <text:p>Trial Balance</text:p>
          </table:table-cell>
          <table:covered-table-cell table:style-name="ce63"/>
          <table:covered-table-cell table:number-columns-repeated="2" table:style-name="ce27"/>
          <table:table-cell table:number-columns-repeated="4"/>
        </table:table-row>
        <table:table-row table:style-name="ro2">
          <table:table-cell/>
          <table:table-cell table:style-name="ce35" office:value-type="date" office:date-value="2022-06-30" calcext:value-type="date" table:number-columns-spanned="4" table:number-rows-spanned="1">
            <text:p>Jun 30, 2022</text:p>
          </table:table-cell>
          <table:covered-table-cell table:style-name="ce63"/>
          <table:covered-table-cell table:number-columns-repeated="2" table:style-name="ce27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6" office:value-type="string" calcext:value-type="string">
            <text:p>Accounts</text:p>
          </table:table-cell>
          <table:table-cell table:style-name="ce36"/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office:value-type="float" office:value="23200" calcext:value-type="float">
            <text:p>23,200 </text:p>
          </table:table-cell>
          <table:table-cell table:number-columns-repeated="2"/>
          <table:table-cell office:value-type="string" calcext:value-type="string">
            <text:p>(use T account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ount Receivables</text:p>
          </table:table-cell>
          <table:table-cell/>
          <table:table-cell office:value-type="float" office:value="29000" calcext:value-type="float">
            <text:p>29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office:value-type="float" office:value="156000" calcext:value-type="float">
            <text:p>156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perty, Plant, &amp; Equipment</text:p>
          </table:table-cell>
          <table:table-cell/>
          <table:table-cell office:value-type="float" office:value="202000" calcext:value-type="float">
            <text:p>202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ss: Accumulated Depreciation</text:p>
          </table:table-cell>
          <table:table-cell table:number-columns-repeated="2"/>
          <table:table-cell office:value-type="float" office:value="9000" calcext:value-type="float">
            <text:p>9,000 </text:p>
          </table:table-cell>
          <table:table-cell table:number-columns-repeated="4"/>
        </table:table-row>
        <table:table-row table:style-name="ro2">
          <table:table-cell/>
          <table:table-cell table:style-name="ce37" office:value-type="string" calcext:value-type="string">
            <text:p>Accounts Payable</text:p>
          </table:table-cell>
          <table:table-cell table:number-columns-repeated="2"/>
          <table:table-cell office:value-type="float" office:value="67000" calcext:value-type="float">
            <text:p>67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 table:number-columns-repeated="2"/>
          <table:table-cell office:value-type="float" office:value="10000" calcext:value-type="float">
            <text:p>10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 table:number-columns-repeated="2"/>
          <table:table-cell office:value-type="float" office:value="207000" calcext:value-type="float">
            <text:p>207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54000" calcext:value-type="float">
            <text:p>54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 table:number-columns-repeated="2"/>
          <table:table-cell office:value-type="float" office:value="70000" calcext:value-type="float">
            <text:p>70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office:value-type="float" office:value="50000" calcext:value-type="float">
            <text:p>50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/>
          <table:table-cell office:value-type="float" office:value="1500" calcext:value-type="float">
            <text:p>1,500 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/>
          <table:table-cell office:value-type="float" office:value="800" calcext:value-type="float">
            <text:p>800 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Wages Expense</text:p>
          </table:table-cell>
          <table:table-cell/>
          <table:table-cell office:value-type="float" office:value="4500" calcext:value-type="float">
            <text:p>4,500 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Total</text:p>
          </table:table-cell>
          <table:table-cell table:style-name="ce38"/>
          <table:table-cell table:style-name="ce60" table:formula="of:=SUM([.D7:.D21])" office:value-type="float" office:value="467000" calcext:value-type="float">
            <text:p>467,000 </text:p>
          </table:table-cell>
          <table:table-cell table:style-name="ce60" table:formula="of:=SUM([.E7:.E21])" office:value-type="float" office:value="467000" calcext:value-type="float">
            <text:p>467,000 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7"/>
          <table:table-cell table:style-name="ce41" office:value-type="string" calcext:value-type="string">
            <text:p>correct answer: 1159000</text:p>
          </table:table-cell>
          <table:table-cell table:style-name="ce41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Initial</text:p>
          </table:table-cell>
          <table:table-cell/>
          <table:table-cell office:value-type="string" calcext:value-type="string">
            <text:p>Adjust</text:p>
          </table:table-cell>
          <table:table-cell/>
          <table:table-cell table:style-name="ce65" office:value-type="string" calcext:value-type="string">
            <text:p>Final</text:p>
          </table:table-cell>
          <table:table-cell table:style-name="ce69"/>
        </table:table-row>
        <table:table-row table:style-name="ro2">
          <table:table-cell table:number-columns-repeated="3"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style-name="ce66" office:value-type="string" calcext:value-type="string">
            <text:p>Debit</text:p>
          </table:table-cell>
          <table:table-cell table:style-name="ce70" office:value-type="string" calcext:value-type="string">
            <text:p>Credit</text:p>
          </table:table-cell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 table:number-columns-repeated="2"/>
          <table:table-cell office:value-type="float" office:value="10000" calcext:value-type="float">
            <text:p>10,000 </text:p>
          </table:table-cell>
          <table:table-cell table:style-name="ce25" table:number-columns-repeated="2"/>
          <table:table-cell table:style-name="ce67"/>
          <table:table-cell table:style-name="ce71" office:value-type="float" office:value="10000" calcext:value-type="float">
            <text:p>10,000 </text:p>
          </table:table-cell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office:value-type="float" office:value="9000" calcext:value-type="float">
            <text:p>9,000 </text:p>
          </table:table-cell>
          <table:table-cell/>
          <table:table-cell table:style-name="ce25" table:number-columns-repeated="2"/>
          <table:table-cell table:style-name="ce67" office:value-type="float" office:value="9000" calcext:value-type="float">
            <text:p>9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  <table:table-cell table:style-name="ce25" table:number-columns-repeated="2"/>
          <table:table-cell table:style-name="ce67"/>
          <table:table-cell table:style-name="ce71" office:value-type="float" office:value="50000" calcext:value-type="float">
            <text:p>50,000 </text:p>
          </table:table-cell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office:value-type="float" office:value="25000" calcext:value-type="float">
            <text:p>25,000 </text:p>
          </table:table-cell>
          <table:table-cell/>
          <table:table-cell table:style-name="ce25"/>
          <table:table-cell table:style-name="ce25" office:value-type="float" office:value="1800" calcext:value-type="float">
            <text:p>1,800 </text:p>
          </table:table-cell>
          <table:table-cell table:style-name="ce67" office:value-type="float" office:value="23200" calcext:value-type="float">
            <text:p>23,2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Dividends</text:p>
          </table:table-cell>
          <table:table-cell/>
          <table:table-cell office:value-type="float" office:value="0" calcext:value-type="float">
            <text:p>0 </text:p>
          </table:table-cell>
          <table:table-cell/>
          <table:table-cell table:style-name="ce25" table:number-columns-repeated="2"/>
          <table:table-cell table:style-name="ce67"/>
          <table:table-cell table:style-name="ce71"/>
        </table:table-row>
        <table:table-row table:style-name="ro2">
          <table:table-cell/>
          <table:table-cell office:value-type="string" calcext:value-type="string">
            <text:p>PPE</text:p>
          </table:table-cell>
          <table:table-cell/>
          <table:table-cell office:value-type="float" office:value="199000" calcext:value-type="float">
            <text:p>199,000 </text:p>
          </table:table-cell>
          <table:table-cell/>
          <table:table-cell table:style-name="ce25" office:value-type="float" office:value="3000" calcext:value-type="float">
            <text:p>3,000 </text:p>
          </table:table-cell>
          <table:table-cell table:style-name="ce25"/>
          <table:table-cell table:style-name="ce67" office:value-type="float" office:value="202000" calcext:value-type="float">
            <text:p>202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Accumulated Depreciation</text:p>
          </table:table-cell>
          <table:table-cell table:number-columns-repeated="2"/>
          <table:table-cell office:value-type="float" office:value="9000" calcext:value-type="float">
            <text:p>9,000 </text:p>
          </table:table-cell>
          <table:table-cell table:style-name="ce25" table:number-columns-repeated="2"/>
          <table:table-cell table:style-name="ce67"/>
          <table:table-cell table:style-name="ce71" office:value-type="float" office:value="9000" calcext:value-type="float">
            <text:p>9,000 </text:p>
          </table:table-cell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office:value-type="float" office:value="153000" calcext:value-type="float">
            <text:p>153,000 </text:p>
          </table:table-cell>
          <table:table-cell/>
          <table:table-cell table:style-name="ce25" office:value-type="float" office:value="3000" calcext:value-type="float">
            <text:p>3,000 </text:p>
          </table:table-cell>
          <table:table-cell table:style-name="ce25"/>
          <table:table-cell table:style-name="ce67" office:value-type="float" office:value="156000" calcext:value-type="float">
            <text:p>156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office:value-type="float" office:value="519000" calcext:value-type="float">
            <text:p>519,000 </text:p>
          </table:table-cell>
          <table:table-cell table:style-name="Default"/>
          <table:table-cell table:style-name="ce25" office:value-type="float" office:value="50000" calcext:value-type="float">
            <text:p>50,000 </text:p>
          </table:table-cell>
          <table:table-cell table:style-name="ce25"/>
          <table:table-cell table:style-name="ce67" office:value-type="float" office:value="569000" calcext:value-type="float">
            <text:p>569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 table:number-columns-repeated="2"/>
          <table:table-cell office:value-type="float" office:value="207000" calcext:value-type="float">
            <text:p>207,000 </text:p>
          </table:table-cell>
          <table:table-cell table:style-name="ce25" table:number-columns-repeated="2"/>
          <table:table-cell table:style-name="ce67"/>
          <table:table-cell table:style-name="ce71" office:value-type="float" office:value="207000" calcext:value-type="float">
            <text:p>207,000 </text:p>
          </table:table-cell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 table:number-columns-repeated="3"/>
          <table:table-cell table:style-name="ce25" office:value-type="float" office:value="1500" calcext:value-type="float">
            <text:p>1,500 </text:p>
          </table:table-cell>
          <table:table-cell table:style-name="ce25"/>
          <table:table-cell table:style-name="ce67" office:value-type="float" office:value="1500" calcext:value-type="float">
            <text:p>1,5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Consulting Fees Expense</text:p>
          </table:table-cell>
          <table:table-cell table:number-columns-repeated="3"/>
          <table:table-cell table:style-name="ce41" office:value-type="float" office:value="20000" calcext:value-type="float">
            <text:p>20,000 </text:p>
          </table:table-cell>
          <table:table-cell table:style-name="ce25"/>
          <table:table-cell table:style-name="ce67" office:value-type="float" office:value="20000" calcext:value-type="float">
            <text:p>20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Utilities Expense</text:p>
          </table:table-cell>
          <table:table-cell table:number-columns-repeated="3"/>
          <table:table-cell table:style-name="ce41" office:value-type="float" office:value="8600" calcext:value-type="float">
            <text:p>8,600 </text:p>
          </table:table-cell>
          <table:table-cell table:style-name="ce25"/>
          <table:table-cell table:style-name="ce67" office:value-type="float" office:value="8600" calcext:value-type="float">
            <text:p>8,6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 table:number-columns-repeated="3"/>
          <table:table-cell table:style-name="ce41" office:value-type="float" office:value="9600" calcext:value-type="float">
            <text:p>9,600 </text:p>
          </table:table-cell>
          <table:table-cell table:style-name="ce25"/>
          <table:table-cell table:style-name="ce67" office:value-type="float" office:value="9600" calcext:value-type="float">
            <text:p>9,6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Marketing Expense</text:p>
          </table:table-cell>
          <table:table-cell table:number-columns-repeated="3"/>
          <table:table-cell table:style-name="ce41" office:value-type="float" office:value="64000" calcext:value-type="float">
            <text:p>64,000 </text:p>
          </table:table-cell>
          <table:table-cell table:style-name="ce25"/>
          <table:table-cell table:style-name="ce67" office:value-type="float" office:value="64000" calcext:value-type="float">
            <text:p>64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Salaries Expense</text:p>
          </table:table-cell>
          <table:table-cell table:number-columns-repeated="3"/>
          <table:table-cell table:style-name="ce41" office:value-type="float" office:value="54000" calcext:value-type="float">
            <text:p>54,000 </text:p>
          </table:table-cell>
          <table:table-cell table:style-name="ce25"/>
          <table:table-cell table:style-name="ce67" office:value-type="float" office:value="54000" calcext:value-type="float">
            <text:p>54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Income Tax Expense</text:p>
          </table:table-cell>
          <table:table-cell/>
          <table:table-cell office:value-type="float" office:value="4000" calcext:value-type="float">
            <text:p>4,000 </text:p>
          </table:table-cell>
          <table:table-cell/>
          <table:table-cell table:style-name="ce25" table:number-columns-repeated="2"/>
          <table:table-cell table:style-name="ce67" office:value-type="float" office:value="4000" calcext:value-type="float">
            <text:p>4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46000" calcext:value-type="float">
            <text:p>46,000 </text:p>
          </table:table-cell>
          <table:table-cell table:style-name="ce25" table:number-columns-repeated="2"/>
          <table:table-cell table:style-name="ce67"/>
          <table:table-cell table:style-name="ce71" office:value-type="float" office:value="46000" calcext:value-type="float">
            <text:p>46,000 </text:p>
          </table:table-cell>
        </table:table-row>
        <table:table-row table:style-name="ro2">
          <table:table-cell/>
          <table:table-cell office:value-type="string" calcext:value-type="string">
            <text:p>Receivables</text:p>
          </table:table-cell>
          <table:table-cell/>
          <table:table-cell office:value-type="float" office:value="27000" calcext:value-type="float">
            <text:p>27,000 </text:p>
          </table:table-cell>
          <table:table-cell/>
          <table:table-cell table:style-name="ce25" office:value-type="float" office:value="2000" calcext:value-type="float">
            <text:p>2,000 </text:p>
          </table:table-cell>
          <table:table-cell table:style-name="ce25"/>
          <table:table-cell table:style-name="ce67" office:value-type="float" office:value="29000" calcext:value-type="float">
            <text:p>29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 table:number-columns-repeated="2"/>
          <table:table-cell office:value-type="float" office:value="700000" calcext:value-type="float">
            <text:p>700,000 </text:p>
          </table:table-cell>
          <table:table-cell table:style-name="ce25"/>
          <table:table-cell table:style-name="ce25" office:value-type="float" office:value="70000" calcext:value-type="float">
            <text:p>70,000 </text:p>
          </table:table-cell>
          <table:table-cell table:style-name="ce67"/>
          <table:table-cell table:style-name="ce71" office:value-type="float" office:value="770000" calcext:value-type="float">
            <text:p>770,000 </text:p>
          </table:table-cell>
        </table:table-row>
        <table:table-row table:style-name="ro2">
          <table:table-cell/>
          <table:table-cell office:value-type="string" calcext:value-type="string">
            <text:p>Accounts Payable</text:p>
          </table:table-cell>
          <table:table-cell table:number-columns-repeated="2"/>
          <table:table-cell office:value-type="float" office:value="74000" calcext:value-type="float">
            <text:p>74,000 </text:p>
          </table:table-cell>
          <table:table-cell table:style-name="ce25" office:value-type="float" office:value="7000" calcext:value-type="float">
            <text:p>7,000 </text:p>
          </table:table-cell>
          <table:table-cell table:style-name="ce25"/>
          <table:table-cell table:style-name="ce67"/>
          <table:table-cell table:style-name="ce71" office:value-type="float" office:value="67000" calcext:value-type="float">
            <text:p>67,000 </text:p>
          </table:table-cell>
        </table:table-row>
        <table:table-row table:style-name="ro2">
          <table:table-cell/>
          <table:table-cell office:value-type="string" calcext:value-type="string">
            <text:p>Other Operating Expenses</text:p>
          </table:table-cell>
          <table:table-cell/>
          <table:table-cell office:value-type="float" office:value="160000" calcext:value-type="float">
            <text:p>160,000 </text:p>
          </table:table-cell>
          <table:table-cell table:number-columns-repeated="2"/>
          <table:table-cell table:style-name="ce25" office:value-type="float" office:value="150900" calcext:value-type="float">
            <text:p>150,900 </text:p>
          </table:table-cell>
          <table:table-cell table:style-name="ce67" office:value-type="float" office:value="9100" calcext:value-type="float">
            <text:p>9,100 </text:p>
          </table:table-cell>
          <table:table-cell table:style-name="ce71"/>
        </table:table-row>
        <table:table-row table:style-name="ro2">
          <table:table-cell table:number-columns-repeated="3"/>
          <table:table-cell table:style-name="ce64" table:formula="of:=SUM([.D27:.D48])" office:value-type="float" office:value="1096000" calcext:value-type="float">
            <text:p>1,096,000 </text:p>
          </table:table-cell>
          <table:table-cell table:style-name="ce64" table:formula="of:=SUM([.E27:.E48])" office:value-type="float" office:value="1096000" calcext:value-type="float">
            <text:p>1,096,000 </text:p>
          </table:table-cell>
          <table:table-cell table:style-name="ce64" table:formula="of:=SUM([.F27:.F48])" office:value-type="float" office:value="222700" calcext:value-type="float">
            <text:p>222,700 </text:p>
          </table:table-cell>
          <table:table-cell table:style-name="ce64" table:formula="of:=SUM([.G27:.G48])" office:value-type="float" office:value="222700" calcext:value-type="float">
            <text:p>222,700 </text:p>
          </table:table-cell>
          <table:table-cell table:style-name="ce68" table:formula="of:=SUM([.H27:.H48])" office:value-type="float" office:value="1159000" calcext:value-type="float">
            <text:p>1,159,000 </text:p>
          </table:table-cell>
          <table:table-cell table:style-name="ce72" table:formula="of:=SUM([.I27:.I48])" office:value-type="float" office:value="1159000" calcext:value-type="float">
            <text:p>1,159,000 </text:p>
          </table:table-cell>
        </table:table-row>
        <table:table-row table:style-name="ro2" table:number-rows-repeated="104852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utorial 3 Textbook" table:style-name="ta6">
        <table:table-column table:style-name="co13" table:number-columns-repeated="2" table:default-cell-style-name="Default"/>
        <table:table-column table:style-name="co13" table:number-columns-repeated="4" table:default-cell-style-name="ce25"/>
        <table:table-column table:style-name="co13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Accru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4.2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Expen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rvices</text:p>
          </table:table-cell>
          <table:table-cell table:number-columns-repeated="2"/>
          <table:table-cell office:value-type="float" office:value="265000" calcext:value-type="float">
            <text:p>265,000 </text:p>
          </table:table-cell>
          <table:table-cell table:style-name="ce86" office:value-type="string" calcext:value-type="string">
            <text:p>“265000"</text:p>
          </table:table-cell>
          <table:table-cell office:value-type="string" calcext:value-type="string">
            <text:p>--&gt; total amount that they have earned from total servic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lections</text:p>
          </table:table-cell>
          <table:table-cell office:value-type="float" office:value="185000" calcext:value-type="float">
            <text:p>185,000 </text:p>
          </table:table-cell>
          <table:table-cell/>
          <table:table-cell table:style-name="ce86" office:value-type="string" calcext:value-type="string">
            <text:p>"185000”</text:p>
          </table:table-cell>
          <table:table-cell/>
          <table:table-cell office:value-type="string" calcext:value-type="string">
            <text:p>--&gt; the amount that they have received from custome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terest</text:p>
          </table:table-cell>
          <table:table-cell office:value-type="float" office:value="1100" calcext:value-type="float">
            <text:p>1,100 </text:p>
          </table:table-cell>
          <table:table-cell/>
          <table:table-cell office:value-type="float" office:value="1100" calcext:value-type="float">
            <text:p>1,100 </text:p>
          </table:table-cell>
          <table:table-cell table:number-columns-repeated="2"/>
          <table:table-cell office:value-type="string" calcext:value-type="string">
            <text:p>hence, they still have $80k in receivabl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unt rent</text:p>
          </table:table-cell>
          <table:table-cell/>
          <table:table-cell office:value-type="float" office:value="18000" calcext:value-type="float">
            <text:p>18,000 </text:p>
          </table:table-cell>
          <table:table-cell/>
          <table:table-cell office:value-type="float" office:value="12000" calcext:value-type="float">
            <text:p>12,0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tility bill owed</text:p>
          </table:table-cell>
          <table:table-cell table:number-columns-repeated="3"/>
          <table:table-cell office:value-type="float" office:value="1350" calcext:value-type="float">
            <text:p>1,35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ges paid</text:p>
          </table:table-cell>
          <table:table-cell/>
          <table:table-cell office:value-type="float" office:value="71000" calcext:value-type="float">
            <text:p>71,000 </text:p>
          </table:table-cell>
          <table:table-cell/>
          <table:table-cell office:value-type="float" office:value="71000" calcext:value-type="float">
            <text:p>71,0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ges owed</text:p>
          </table:table-cell>
          <table:table-cell table:number-columns-repeated="3"/>
          <table:table-cell office:value-type="float" office:value="3500" calcext:value-type="float">
            <text:p>3,5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terest due</text:p>
          </table:table-cell>
          <table:table-cell table:number-columns-repeated="3"/>
          <table:table-cell office:value-type="float" office:value="950" calcext:value-type="float">
            <text:p>950 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SUM([.C4:.C11])" office:value-type="float" office:value="186100" calcext:value-type="float">
            <text:p>186,100 </text:p>
          </table:table-cell>
          <table:table-cell table:formula="of:=SUM([.D4:.D11])" office:value-type="float" office:value="89000" calcext:value-type="float">
            <text:p>89,000 </text:p>
          </table:table-cell>
          <table:table-cell table:formula="of:=SUM([.E4:.E11])" office:value-type="float" office:value="266100" calcext:value-type="float">
            <text:p>266,100 </text:p>
          </table:table-cell>
          <table:table-cell table:formula="of:=SUM([.F4:.F11])" office:value-type="float" office:value="88800" calcext:value-type="float">
            <text:p>88,8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NI</text:p>
          </table:table-cell>
          <table:table-cell/>
          <table:table-cell table:formula="of:=[.C12]-[.D12]" office:value-type="float" office:value="97100" calcext:value-type="float">
            <text:p>97,100 </text:p>
          </table:table-cell>
          <table:table-cell/>
          <table:table-cell table:formula="of:=[.E12]-[.F12]" office:value-type="float" office:value="177300" calcext:value-type="float">
            <text:p>177,300 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E4.11</text:p>
          </table:table-cell>
          <table:table-cell table:number-columns-repeated="2"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ounts receivable</text:p>
          </table:table-cell>
          <table:table-cell/>
          <table:table-cell office:value-type="float" office:value="2250" calcext:value-type="float">
            <text:p>2,250 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onsulting revenue</text:p>
          </table:table-cell>
          <table:table-cell/>
          <table:table-cell office:value-type="float" office:value="2250" calcext:value-type="float">
            <text:p>2,25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table:style-name="ce85" office:value-type="float" office:value="4800" calcext:value-type="float">
            <text:p>4,800 </text:p>
          </table:table-cell>
          <table:table-cell/>
          <table:table-cell office:value-type="string" calcext:value-type="string">
            <text:p>effective interest rate = 12% * 8/12 = 8%</text:p>
          </table:table-cell>
          <table:table-cell table:number-columns-repeated="2"/>
          <table:table-cell office:value-type="string" calcext:value-type="string">
            <text:p>HENCE need to debit 40*8% = 3,2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terest payable</text:p>
          </table:table-cell>
          <table:table-cell/>
          <table:table-cell table:style-name="ce85" office:value-type="float" office:value="4800" calcext:value-type="float">
            <text:p>4,800 </text:p>
          </table:table-cell>
          <table:table-cell table:number-columns-repeated="4"/>
        </table:table-row>
        <table:table-row table:style-name="ro2">
          <table:table-cell/>
          <table:table-cell table:style-name="ce84" office:value-type="string" calcext:value-type="string">
            <text:p>Prepaid rent</text:p>
          </table:table-cell>
          <table:table-cell table:style-name="ce85"/>
          <table:table-cell table:style-name="ce85" office:value-type="float" office:value="6000" calcext:value-type="float">
            <text:p>6,000 </text:p>
          </table:table-cell>
          <table:table-cell table:style-name="ce85"/>
          <table:table-cell office:value-type="string" calcext:value-type="string">
            <text:p>Prepaid rent</text:p>
          </table:table-cell>
          <table:table-cell/>
          <table:table-cell office:value-type="string" calcext:value-type="string">
            <text:p>30k</text:p>
          </table:table-cell>
          <table:table-cell/>
        </table:table-row>
        <table:table-row table:style-name="ro2">
          <table:table-cell/>
          <table:table-cell table:style-name="ce84"/>
          <table:table-cell table:style-name="ce85" office:value-type="string" calcext:value-type="string">
            <text:p>Prepaid rent expense</text:p>
          </table:table-cell>
          <table:table-cell table:style-name="ce85"/>
          <table:table-cell table:style-name="ce85" office:value-type="float" office:value="6000" calcext:value-type="float">
            <text:p>6,000 </text:p>
          </table:table-cell>
          <table:table-cell/>
          <table:table-cell office:value-type="string" calcext:value-type="string">
            <text:p>Prepaid rent expense</text:p>
          </table:table-cell>
          <table:table-cell/>
          <table:table-cell office:value-type="string" calcext:value-type="string">
            <text:p>30k</text:p>
          </table:table-cell>
        </table:table-row>
        <table:table-row table:style-name="ro2">
          <table:table-cell/>
          <table:table-cell office:value-type="string" calcext:value-type="string">
            <text:p>Supplies expense</text:p>
          </table:table-cell>
          <table:table-cell/>
          <table:table-cell office:value-type="float" office:value="7080" calcext:value-type="float">
            <text:p>7,080 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upplies</text:p>
          </table:table-cell>
          <table:table-cell/>
          <table:table-cell office:value-type="float" office:value="7080" calcext:value-type="float">
            <text:p>7,080 </text:p>
          </table:table-cell>
          <table:table-cell table:number-columns-repeated="4"/>
        </table:table-row>
        <table:table-row table:style-name="ro2" table:number-rows-repeated="104855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djusted Trial Balance" table:style-name="ta5">
        <office:forms form:automatic-focus="false" form:apply-design-mode="false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ce25"/>
        <table:table-column table:style-name="co13" table:number-columns-repeated="4" table:default-cell-style-name="Default"/>
        <table:table-column table:style-name="co22" table:default-cell-style-name="Default"/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Initial</text:p>
          </table:table-cell>
          <table:table-cell table:number-columns-repeated="2"/>
          <table:table-cell office:value-type="string" calcext:value-type="string">
            <text:p>Adjust</text:p>
          </table:table-cell>
          <table:table-cell/>
          <table:table-cell table:style-name="ce65" office:value-type="string" calcext:value-type="string">
            <text:p>Final</text:p>
          </table:table-cell>
          <table:table-cell table:style-name="ce69"/>
          <table:table-cell/>
        </table:table-row>
        <table:table-row table:style-name="ro2">
          <table:table-cell table:number-columns-repeated="3"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style-name="ce66" office:value-type="string" calcext:value-type="string">
            <text:p>Debit</text:p>
          </table:table-cell>
          <table:table-cell table:style-name="ce70" office:value-type="string" calcext:value-type="string">
            <text:p>Credit</text:p>
          </table:table-cell>
          <table:table-cell/>
        </table:table-row>
        <table:table-row table:style-name="ro2">
          <table:table-cell table:number-columns-repeated="3"/>
          <table:table-cell table:style-name="ce67"/>
          <table:table-cell table:style-name="ce71" table:number-columns-repeated="2"/>
          <table:table-cell table:style-name="ce25" table:number-columns-repeated="2"/>
          <table:table-cell table:style-name="ce67"/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table:style-name="ce67" office:value-type="float" office:value="9000" calcext:value-type="float">
            <text:p>9,000 </text:p>
          </table:table-cell>
          <table:table-cell table:style-name="ce71"/>
          <table:table-cell table:style-name="ce110" office:value-type="string" calcext:value-type="string">
            <text:p>usually</text:p>
          </table:table-cell>
          <table:table-cell table:style-name="ce25" office:value-type="float" office:value="3000" calcext:value-type="float">
            <text:p>3,000 </text:p>
          </table:table-cell>
          <table:table-cell table:style-name="ce25"/>
          <table:table-cell table:style-name="ce67" table:formula="of:=[.D5]+[.G5]" office:value-type="float" office:value="12000" calcext:value-type="float">
            <text:p>12,0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/>
          <table:table-cell table:style-name="ce67"/>
          <table:table-cell table:style-name="ce71" office:value-type="float" office:value="50000" calcext:value-type="float">
            <text:p>50,000 </text:p>
          </table:table-cell>
          <table:table-cell table:style-name="ce110" office:value-type="string" calcext:value-type="string">
            <text:p>for dates</text:p>
          </table:table-cell>
          <table:table-cell table:style-name="ce25" table:number-columns-repeated="2"/>
          <table:table-cell table:style-name="ce67"/>
          <table:table-cell table:style-name="ce71" table:formula="of:=[.E6]" office:value-type="float" office:value="50000" calcext:value-type="float">
            <text:p>50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table:style-name="ce67" office:value-type="float" office:value="23200" calcext:value-type="float">
            <text:p>23,200 </text:p>
          </table:table-cell>
          <table:table-cell table:style-name="ce71" table:number-columns-repeated="2"/>
          <table:table-cell table:style-name="ce25"/>
          <table:table-cell table:style-name="ce25" office:value-type="float" office:value="7000" calcext:value-type="float">
            <text:p>7,000 </text:p>
          </table:table-cell>
          <table:table-cell table:style-name="ce67" table:formula="of:=[.D7]-[.H7]" office:value-type="float" office:value="16200" calcext:value-type="float">
            <text:p>16,2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Dividends</text:p>
          </table:table-cell>
          <table:table-cell/>
          <table:table-cell table:style-name="ce67"/>
          <table:table-cell table:style-name="ce71" table:number-columns-repeated="2"/>
          <table:table-cell table:style-name="ce25" office:value-type="float" office:value="2500" calcext:value-type="float">
            <text:p>2,500 </text:p>
          </table:table-cell>
          <table:table-cell table:style-name="ce25"/>
          <table:table-cell table:style-name="ce67" table:formula="of:=[.G8]" office:value-type="float" office:value="2500" calcext:value-type="float">
            <text:p>2,5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PPE</text:p>
          </table:table-cell>
          <table:table-cell/>
          <table:table-cell table:style-name="ce67" office:value-type="float" office:value="202000" calcext:value-type="float">
            <text:p>202,000 </text:p>
          </table:table-cell>
          <table:table-cell table:style-name="ce71" table:number-columns-repeated="2"/>
          <table:table-cell table:style-name="ce25" table:number-columns-repeated="2"/>
          <table:table-cell table:style-name="ce67" table:formula="of:=[.D9]" office:value-type="float" office:value="202000" calcext:value-type="float">
            <text:p>202,0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Accumulated Depreciation</text:p>
          </table:table-cell>
          <table:table-cell/>
          <table:table-cell table:style-name="ce67"/>
          <table:table-cell table:style-name="ce71" office:value-type="float" office:value="9000" calcext:value-type="float">
            <text:p>9,000 </text:p>
          </table:table-cell>
          <table:table-cell table:style-name="ce71"/>
          <table:table-cell table:style-name="ce25"/>
          <table:table-cell table:style-name="ce25" office:value-type="float" office:value="13000" calcext:value-type="float">
            <text:p>13,000 </text:p>
          </table:table-cell>
          <table:table-cell table:style-name="ce67"/>
          <table:table-cell table:style-name="ce71" table:formula="of:=[.E10]+[.H10]" office:value-type="float" office:value="22000" calcext:value-type="float">
            <text:p>22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Prepaid Rent</text:p>
          </table:table-cell>
          <table:table-cell/>
          <table:table-cell table:style-name="ce67"/>
          <table:table-cell table:style-name="ce71" table:number-columns-repeated="2"/>
          <table:table-cell table:style-name="ce25" office:value-type="float" office:value="4500" calcext:value-type="float">
            <text:p>4,500 </text:p>
          </table:table-cell>
          <table:table-cell table:style-name="ce25"/>
          <table:table-cell table:style-name="ce67" table:formula="of:=[.G11]" office:value-type="float" office:value="4500" calcext:value-type="float">
            <text:p>4,5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table:style-name="ce67" office:value-type="float" office:value="156000" calcext:value-type="float">
            <text:p>156,000 </text:p>
          </table:table-cell>
          <table:table-cell table:style-name="ce71" table:number-columns-repeated="2"/>
          <table:table-cell table:style-name="ce25" table:number-columns-repeated="2"/>
          <table:table-cell table:style-name="ce67" table:formula="of:=[.D12]" office:value-type="float" office:value="156000" calcext:value-type="float">
            <text:p>156,0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table:style-name="ce67" office:value-type="float" office:value="569000" calcext:value-type="float">
            <text:p>569,000 </text:p>
          </table:table-cell>
          <table:table-cell table:style-name="ce71" table:number-columns-repeated="2"/>
          <table:table-cell table:style-name="ce25"/>
          <table:table-cell table:style-name="ce25" office:value-type="float" office:value="1500" calcext:value-type="float">
            <text:p>1,500 </text:p>
          </table:table-cell>
          <table:table-cell table:style-name="ce67" table:formula="of:=[.D13]-[.H13]" office:value-type="float" office:value="567500" calcext:value-type="float">
            <text:p>567,5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/>
          <table:table-cell table:style-name="ce67"/>
          <table:table-cell table:style-name="ce71" office:value-type="float" office:value="207000" calcext:value-type="float">
            <text:p>207,000 </text:p>
          </table:table-cell>
          <table:table-cell table:style-name="ce71"/>
          <table:table-cell table:style-name="ce25" table:number-columns-repeated="2"/>
          <table:table-cell table:style-name="ce67"/>
          <table:table-cell table:style-name="ce71" office:value-type="float" office:value="207000" calcext:value-type="float">
            <text:p>207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/>
          <table:table-cell table:style-name="ce67" office:value-type="float" office:value="1500" calcext:value-type="float">
            <text:p>1,500 </text:p>
          </table:table-cell>
          <table:table-cell table:style-name="ce71" table:number-columns-repeated="2"/>
          <table:table-cell table:style-name="ce25" table:number-columns-repeated="2"/>
          <table:table-cell table:style-name="ce67" table:formula="of:=[.D15]" office:value-type="float" office:value="1500" calcext:value-type="float">
            <text:p>1,5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Consulting Fees Expense</text:p>
          </table:table-cell>
          <table:table-cell/>
          <table:table-cell table:style-name="ce67"/>
          <table:table-cell table:style-name="ce71" table:number-columns-repeated="2"/>
          <table:table-cell table:style-name="ce41" office:value-type="float" office:value="20000" calcext:value-type="float">
            <text:p>20,000 </text:p>
          </table:table-cell>
          <table:table-cell table:style-name="ce25"/>
          <table:table-cell table:style-name="ce67" office:value-type="float" office:value="20000" calcext:value-type="float">
            <text:p>20,0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Utilities Expense</text:p>
          </table:table-cell>
          <table:table-cell/>
          <table:table-cell table:style-name="ce67"/>
          <table:table-cell table:style-name="ce71" table:number-columns-repeated="2"/>
          <table:table-cell table:style-name="ce41" office:value-type="float" office:value="8600" calcext:value-type="float">
            <text:p>8,600 </text:p>
          </table:table-cell>
          <table:table-cell table:style-name="ce25"/>
          <table:table-cell table:style-name="ce67" office:value-type="float" office:value="8600" calcext:value-type="float">
            <text:p>8,6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/>
          <table:table-cell table:style-name="ce67" office:value-type="float" office:value="800" calcext:value-type="float">
            <text:p>800 </text:p>
          </table:table-cell>
          <table:table-cell table:style-name="ce71" table:number-columns-repeated="2"/>
          <table:table-cell table:style-name="ce41" office:value-type="float" office:value="8800" calcext:value-type="float">
            <text:p>8,800 </text:p>
          </table:table-cell>
          <table:table-cell table:style-name="ce25"/>
          <table:table-cell table:style-name="ce67" office:value-type="float" office:value="9600" calcext:value-type="float">
            <text:p>9,6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Marketing Expense</text:p>
          </table:table-cell>
          <table:table-cell/>
          <table:table-cell table:style-name="ce67"/>
          <table:table-cell table:style-name="ce71" table:number-columns-repeated="2"/>
          <table:table-cell table:style-name="ce41" office:value-type="float" office:value="64000" calcext:value-type="float">
            <text:p>64,000 </text:p>
          </table:table-cell>
          <table:table-cell table:style-name="ce25"/>
          <table:table-cell table:style-name="ce67" office:value-type="float" office:value="64000" calcext:value-type="float">
            <text:p>64,0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Depreciation Expense</text:p>
          </table:table-cell>
          <table:table-cell/>
          <table:table-cell table:style-name="ce67"/>
          <table:table-cell table:style-name="ce71" table:number-columns-repeated="2"/>
          <table:table-cell table:style-name="ce41" office:value-type="float" office:value="13000" calcext:value-type="float">
            <text:p>13,000 </text:p>
          </table:table-cell>
          <table:table-cell table:style-name="ce25"/>
          <table:table-cell table:style-name="ce67" table:formula="of:=[.G20]" office:value-type="float" office:value="13000" calcext:value-type="float">
            <text:p>13,0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Salaries Expense</text:p>
          </table:table-cell>
          <table:table-cell/>
          <table:table-cell table:style-name="ce67" office:value-type="float" office:value="4500" calcext:value-type="float">
            <text:p>4,500 </text:p>
          </table:table-cell>
          <table:table-cell table:style-name="ce71" table:number-columns-repeated="2"/>
          <table:table-cell table:style-name="ce41" office:value-type="float" office:value="50150" calcext:value-type="float">
            <text:p>50,150 </text:p>
          </table:table-cell>
          <table:table-cell table:style-name="ce25"/>
          <table:table-cell table:style-name="ce67" office:value-type="float" office:value="54650" calcext:value-type="float">
            <text:p>54,65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Income Tax Expense</text:p>
          </table:table-cell>
          <table:table-cell/>
          <table:table-cell table:style-name="ce67" office:value-type="float" office:value="4000" calcext:value-type="float">
            <text:p>4,000 </text:p>
          </table:table-cell>
          <table:table-cell table:style-name="ce71" table:number-columns-repeated="2"/>
          <table:table-cell table:style-name="ce25" office:value-type="float" office:value="1500" calcext:value-type="float">
            <text:p>1,500 </text:p>
          </table:table-cell>
          <table:table-cell table:style-name="ce25"/>
          <table:table-cell table:style-name="ce67" table:formula="of:=[.D22]+[.G22]" office:value-type="float" office:value="5500" calcext:value-type="float">
            <text:p>5,500 </text:p>
          </table:table-cell>
          <table:table-cell table:style-name="ce71"/>
          <table:table-cell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/>
          <table:table-cell table:style-name="ce67"/>
          <table:table-cell table:style-name="ce71" office:value-type="float" office:value="46000" calcext:value-type="float">
            <text:p>46,000 </text:p>
          </table:table-cell>
          <table:table-cell table:style-name="ce71"/>
          <table:table-cell table:style-name="ce25" table:number-columns-repeated="2"/>
          <table:table-cell table:style-name="ce67"/>
          <table:table-cell table:style-name="ce71" table:formula="of:=[.E23]" office:value-type="float" office:value="46000" calcext:value-type="float">
            <text:p>46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Accounts Receivables</text:p>
          </table:table-cell>
          <table:table-cell/>
          <table:table-cell table:style-name="ce67" office:value-type="float" office:value="29000" calcext:value-type="float">
            <text:p>29,000 </text:p>
          </table:table-cell>
          <table:table-cell table:style-name="ce71" table:number-columns-repeated="2"/>
          <table:table-cell table:style-name="ce25" table:number-columns-repeated="2"/>
          <table:table-cell table:style-name="ce67" table:formula="of:=[.D24]" office:value-type="float" office:value="29000" calcext:value-type="float">
            <text:p>29,000 </text:p>
          </table:table-cell>
          <table:table-cell table:style-name="ce71"/>
          <table:table-cell table:style-name="ce94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/>
          <table:table-cell table:style-name="ce67"/>
          <table:table-cell table:style-name="ce71" office:value-type="float" office:value="770000" calcext:value-type="float">
            <text:p>770,000 </text:p>
          </table:table-cell>
          <table:table-cell table:style-name="ce71"/>
          <table:table-cell table:style-name="ce25"/>
          <table:table-cell table:style-name="ce25" office:value-type="float" office:value="5000" calcext:value-type="float">
            <text:p>5,000 </text:p>
          </table:table-cell>
          <table:table-cell table:style-name="ce67"/>
          <table:table-cell table:style-name="ce71" table:formula="of:=[.E25]+[.H25]" office:value-type="float" office:value="775000" calcext:value-type="float">
            <text:p>775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/>
          <table:table-cell table:style-name="ce67"/>
          <table:table-cell table:style-name="ce71" office:value-type="float" office:value="10000" calcext:value-type="float">
            <text:p>10,000 </text:p>
          </table:table-cell>
          <table:table-cell table:style-name="ce71"/>
          <table:table-cell table:style-name="ce25" office:value-type="float" office:value="5000" calcext:value-type="float">
            <text:p>5,000 </text:p>
          </table:table-cell>
          <table:table-cell table:style-name="ce25"/>
          <table:table-cell table:style-name="ce67"/>
          <table:table-cell table:style-name="ce71" office:value-type="float" office:value="5000" calcext:value-type="float">
            <text:p>5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Salaries Payable</text:p>
          </table:table-cell>
          <table:table-cell/>
          <table:table-cell table:style-name="ce67"/>
          <table:table-cell table:style-name="ce71" table:number-columns-repeated="2"/>
          <table:table-cell table:style-name="ce25"/>
          <table:table-cell table:style-name="ce25" office:value-type="float" office:value="650" calcext:value-type="float">
            <text:p>650 </text:p>
          </table:table-cell>
          <table:table-cell table:style-name="ce67"/>
          <table:table-cell table:style-name="ce71" table:formula="of:=[.H27]" office:value-type="float" office:value="650" calcext:value-type="float">
            <text:p>65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Interest Payable</text:p>
          </table:table-cell>
          <table:table-cell/>
          <table:table-cell table:style-name="ce67"/>
          <table:table-cell table:style-name="ce71" table:number-columns-repeated="2"/>
          <table:table-cell table:style-name="ce25"/>
          <table:table-cell table:style-name="ce25" office:value-type="float" office:value="3000" calcext:value-type="float">
            <text:p>3,000 </text:p>
          </table:table-cell>
          <table:table-cell table:style-name="ce67"/>
          <table:table-cell table:style-name="ce71" table:formula="of:=[.H28]" office:value-type="float" office:value="3000" calcext:value-type="float">
            <text:p>3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Accounts Payable</text:p>
          </table:table-cell>
          <table:table-cell/>
          <table:table-cell table:style-name="ce67"/>
          <table:table-cell table:style-name="ce71" office:value-type="float" office:value="67000" calcext:value-type="float">
            <text:p>67,000 </text:p>
          </table:table-cell>
          <table:table-cell table:style-name="ce71"/>
          <table:table-cell table:style-name="ce25" table:number-columns-repeated="2"/>
          <table:table-cell table:style-name="ce67"/>
          <table:table-cell table:style-name="ce71" table:formula="of:=[.E29]" office:value-type="float" office:value="67000" calcext:value-type="float">
            <text:p>67,000 </text:p>
          </table:table-cell>
          <table:table-cell table:style-name="ce94"/>
        </table:table-row>
        <table:table-row table:style-name="ro2">
          <table:table-cell/>
          <table:table-cell office:value-type="string" calcext:value-type="string">
            <text:p>Other Operating Expenses</text:p>
          </table:table-cell>
          <table:table-cell/>
          <table:table-cell table:style-name="ce67" office:value-type="float" office:value="160000" calcext:value-type="float">
            <text:p>160,000 </text:p>
          </table:table-cell>
          <table:table-cell table:style-name="ce71" table:number-columns-repeated="2"/>
          <table:table-cell/>
          <table:table-cell table:style-name="ce25" office:value-type="float" office:value="150900" calcext:value-type="float">
            <text:p>150,900 </text:p>
          </table:table-cell>
          <table:table-cell table:style-name="ce66" office:value-type="float" office:value="9100" calcext:value-type="float">
            <text:p>9100</text:p>
          </table:table-cell>
          <table:table-cell table:style-name="ce71"/>
          <table:table-cell/>
        </table:table-row>
        <table:table-row table:style-name="ro2">
          <table:table-cell table:number-columns-repeated="3"/>
          <table:table-cell table:style-name="ce64" table:formula="of:=SUM([.D4:.D30])" office:value-type="float" office:value="1159000" calcext:value-type="float">
            <text:p>1,159,000 </text:p>
          </table:table-cell>
          <table:table-cell table:style-name="ce64" table:formula="of:=SUM([.E4:.E30])" office:value-type="float" office:value="1159000" calcext:value-type="float">
            <text:p>1,159,000 </text:p>
          </table:table-cell>
          <table:table-cell table:style-name="ce64"/>
          <table:table-cell table:style-name="ce64" table:formula="of:=SUM([.G4:.G30])" office:value-type="float" office:value="181050" calcext:value-type="float">
            <text:p>181,050 </text:p>
          </table:table-cell>
          <table:table-cell table:style-name="ce64" table:formula="of:=SUM([.H4:.H30])" office:value-type="float" office:value="181050" calcext:value-type="float">
            <text:p>181,050 </text:p>
          </table:table-cell>
          <table:table-cell table:style-name="ce68" table:formula="of:=SUM([.I4:.I30])" office:value-type="float" office:value="1175650" calcext:value-type="float">
            <text:p>1,175,650 </text:p>
          </table:table-cell>
          <table:table-cell table:style-name="ce72" table:formula="of:=SUM([.J4:.J30])" office:value-type="float" office:value="1175650" calcext:value-type="float">
            <text:p>1,175,650 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HaloCrypto Inc.</text:p>
          </table:table-cell>
          <table:covered-table-cell table:style-name="ce23"/>
          <table:covered-table-cell table:number-columns-repeated="2" table:style-name="ce92"/>
          <table:table-cell table:style-name="ce9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Adjusted Trial Balance</text:p>
          </table:table-cell>
          <table:covered-table-cell table:style-name="ce23"/>
          <table:covered-table-cell table:number-columns-repeated="2" table:style-name="ce92"/>
          <table:table-cell table:style-name="ce9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30 June 2022</text:p>
          </table:table-cell>
          <table:covered-table-cell table:style-name="ce23"/>
          <table:covered-table-cell table:number-columns-repeated="2" table:style-name="ce92"/>
          <table:table-cell table:style-name="ce92"/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38" office:value-type="string" calcext:value-type="string">
            <text:p>Accounts</text:p>
          </table:table-cell>
          <table:table-cell table:style-name="ce38"/>
          <table:table-cell table:style-name="ce93" office:value-type="string" calcext:value-type="string">
            <text:p>Debit</text:p>
          </table:table-cell>
          <table:table-cell table:style-name="ce93" office:value-type="string" calcext:value-type="string">
            <text:p>Credit</text:p>
          </table:table-cell>
          <table:table-cell table:style-name="ce93"/>
          <table:table-cell table:number-columns-repeated="5"/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office:value-type="float" office:value="16200" calcext:value-type="float">
            <text:p>16,2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counts Receivables</text:p>
          </table:table-cell>
          <table:table-cell/>
          <table:table-cell office:value-type="float" office:value="29000" calcext:value-type="float">
            <text:p>29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office:value-type="float" office:value="156000" calcext:value-type="float">
            <text:p>156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roperty, Plant &amp; Equipment</text:p>
          </table:table-cell>
          <table:table-cell/>
          <table:table-cell office:value-type="float" office:value="202000" calcext:value-type="float">
            <text:p>202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repaid Rent</text:p>
          </table:table-cell>
          <table:table-cell/>
          <table:table-cell office:value-type="float" office:value="4500" calcext:value-type="float">
            <text:p>4,5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Less: Accumulated Depreciation</text:p>
          </table:table-cell>
          <table:table-cell table:number-columns-repeated="2"/>
          <table:table-cell office:value-type="float" office:value="22000" calcext:value-type="float">
            <text:p>22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 table:number-columns-repeated="2"/>
          <table:table-cell office:value-type="float" office:value="5000" calcext:value-type="float">
            <text:p>5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alaries Payable</text:p>
          </table:table-cell>
          <table:table-cell table:number-columns-repeated="2"/>
          <table:table-cell office:value-type="float" office:value="650" calcext:value-type="float">
            <text:p>65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terest Payable</text:p>
          </table:table-cell>
          <table:table-cell table:number-columns-repeated="2"/>
          <table:table-cell office:value-type="float" office:value="3000" calcext:value-type="float">
            <text:p>3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ccounts Payable</text:p>
          </table:table-cell>
          <table:table-cell table:number-columns-repeated="2"/>
          <table:table-cell office:value-type="float" office:value="67000" calcext:value-type="float">
            <text:p>67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 table:number-columns-repeated="2"/>
          <table:table-cell office:value-type="float" office:value="207000" calcext:value-type="float">
            <text:p>207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46000" calcext:value-type="float">
            <text:p>46,000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ividends</text:p>
          </table:table-cell>
          <table:table-cell/>
          <table:table-cell office:value-type="float" office:value="2500" calcext:value-type="float">
            <text:p>2,500 </text:p>
          </table:table-cell>
          <table:table-cell table:style-name="Default"/>
          <table:table-cell/>
          <table:table-cell office:value-type="string" calcext:value-type="string">
            <text:p>easier to do F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 table:number-columns-repeated="2"/>
          <table:table-cell office:value-type="float" office:value="775000" calcext:value-type="float">
            <text:p>775,000 </text:p>
          </table:table-cell>
          <table:table-cell/>
          <table:table-cell office:value-type="string" calcext:value-type="string">
            <text:p>from ord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office:value-type="float" office:value="567500" calcext:value-type="float">
            <text:p>567,500 </text:p>
          </table:table-cell>
          <table:table-cell table:number-columns-repeated="4"/>
          <table:table-cell table:style-name="ce25" table:formula="of:=[.E53]" office:value-type="float" office:value="775000" calcext:value-type="float">
            <text:p>775,000 </text:p>
          </table:table-cell>
          <table:table-cell table:formula="of:=SUM([.D54:.D64])" office:value-type="float" office:value="765450" calcext:value-type="float">
            <text:p>765450</text:p>
          </table:table-cell>
          <table:table-cell table:formula="of:=[.I54]-[.J54]" office:value-type="float" office:value="9550" calcext:value-type="float">
            <text:p>9550</text:p>
          </table:table-cell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/>
          <table:table-cell office:value-type="float" office:value="1500" calcext:value-type="float">
            <text:p>1,5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onsulting Fees Expense</text:p>
          </table:table-cell>
          <table:table-cell/>
          <table:table-cell office:value-type="float" office:value="20000" calcext:value-type="float">
            <text:p>20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tilities Expense</text:p>
          </table:table-cell>
          <table:table-cell/>
          <table:table-cell office:value-type="float" office:value="8600" calcext:value-type="float">
            <text:p>8,6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/>
          <table:table-cell office:value-type="float" office:value="9600" calcext:value-type="float">
            <text:p>9,6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arketing Expense</text:p>
          </table:table-cell>
          <table:table-cell/>
          <table:table-cell office:value-type="float" office:value="64000" calcext:value-type="float">
            <text:p>64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epreciation Expense</text:p>
          </table:table-cell>
          <table:table-cell/>
          <table:table-cell office:value-type="float" office:value="13000" calcext:value-type="float">
            <text:p>13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alaries Expense</text:p>
          </table:table-cell>
          <table:table-cell/>
          <table:table-cell office:value-type="float" office:value="54650" calcext:value-type="float">
            <text:p>54,65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come Tax Expense</text:p>
          </table:table-cell>
          <table:table-cell/>
          <table:table-cell office:value-type="float" office:value="5500" calcext:value-type="float">
            <text:p>5,5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office:value-type="float" office:value="12000" calcext:value-type="float">
            <text:p>12,000 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Other Operating Expenses</text:p>
          </table:table-cell>
          <table:table-cell/>
          <table:table-cell office:value-type="float" office:value="9100" calcext:value-type="float">
            <text:p>9,100 </text:p>
          </table:table-cell>
          <table:table-cell table:number-columns-repeated="7"/>
        </table:table-row>
        <table:table-row table:style-name="ro2">
          <table:table-cell/>
          <table:table-cell table:style-name="ce38" office:value-type="string" calcext:value-type="string">
            <text:p>Total</text:p>
          </table:table-cell>
          <table:table-cell table:style-name="ce38"/>
          <table:table-cell table:style-name="ce93" table:formula="of:=SUM([.D39:.D64])" office:value-type="float" office:value="1175650" calcext:value-type="float">
            <text:p>1,175,650 </text:p>
          </table:table-cell>
          <table:table-cell table:style-name="ce93" table:formula="of:=SUM([.E39:.E64])" office:value-type="float" office:value="1175650" calcext:value-type="float">
            <text:p>1,175,650 </text:p>
          </table:table-cell>
          <table:table-cell table:style-name="ce93"/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7"/>
        </table:table-row>
        <table:table-row table:style-name="ro2" table:number-rows-repeated="104850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PL" table:style-name="ta5">
        <office:forms form:automatic-focus="false" form:apply-design-mode="false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5"/>
        <table:table-column table:style-name="co13" table:number-columns-repeated="2" table:default-cell-style-name="ce25"/>
        <table:table-column table:style-name="co13" table:default-cell-style-name="Default"/>
        <table:table-row table:style-name="ro2">
          <table:table-cell table:number-columns-repeated="7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HaloCrypto Inc.</text:p>
          </table:table-cell>
          <table:covered-table-cell table:style-name="ce23"/>
          <table:covered-table-cell table:number-columns-repeated="2" table:style-name="ce92"/>
          <table:table-cell table:number-columns-repeated="2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Income Statement</text:p>
          </table:table-cell>
          <table:covered-table-cell table:style-name="ce23"/>
          <table:covered-table-cell table:number-columns-repeated="2" table:style-name="ce92"/>
          <table:table-cell table:number-columns-repeated="2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For the year ended June 30, 2022</text:p>
          </table:table-cell>
          <table:covered-table-cell table:style-name="ce23"/>
          <table:covered-table-cell table:number-columns-repeated="2" table:style-name="ce92"/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office:value-type="float" office:value="775000" calcext:value-type="float">
            <text:p>775,0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office:value-type="float" office:value="-567500" calcext:value-type="float">
            <text:p>(567,500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64" table:formula="of:=SUM([.E7:.E8])" office:value-type="float" office:value="207500" calcext:value-type="float">
            <text:p>207,50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onsulting Fees Expense</text:p>
          </table:table-cell>
          <table:table-cell table:style-name="Default"/>
          <table:table-cell office:value-type="float" office:value="-20000" calcext:value-type="float">
            <text:p>(20,00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Utilities Expense</text:p>
          </table:table-cell>
          <table:table-cell table:style-name="Default"/>
          <table:table-cell office:value-type="float" office:value="-8600" calcext:value-type="float">
            <text:p>(8,60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surance Expense</text:p>
          </table:table-cell>
          <table:table-cell table:style-name="Default"/>
          <table:table-cell office:value-type="float" office:value="-9600" calcext:value-type="float">
            <text:p>(9,60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rketing Expense</text:p>
          </table:table-cell>
          <table:table-cell table:style-name="Default"/>
          <table:table-cell office:value-type="float" office:value="-64000" calcext:value-type="float">
            <text:p>(64,00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alaries Expense</text:p>
          </table:table-cell>
          <table:table-cell table:style-name="Default"/>
          <table:table-cell office:value-type="float" office:value="-54650" calcext:value-type="float">
            <text:p>(54,65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nt Expense</text:p>
          </table:table-cell>
          <table:table-cell table:style-name="Default"/>
          <table:table-cell office:value-type="float" office:value="-1500" calcext:value-type="float">
            <text:p>(1,50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ther Operating Expenses</text:p>
          </table:table-cell>
          <table:table-cell table:style-name="Default"/>
          <table:table-cell office:value-type="float" office:value="-9100" calcext:value-type="float">
            <text:p>(9,10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epreciation Expense</text:p>
          </table:table-cell>
          <table:table-cell table:style-name="Default"/>
          <table:table-cell office:value-type="float" office:value="-13000" calcext:value-type="float">
            <text:p>(13,000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64" table:formula="of:=[.E9]+SUM([.E10:.E17])" office:value-type="float" office:value="27050" calcext:value-type="float">
            <text:p>27,050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nterest Expense</text:p>
          </table:table-cell>
          <table:table-cell table:style-name="Default"/>
          <table:table-cell office:value-type="float" office:value="-12000" calcext:value-type="float">
            <text:p>(12,000)</text:p>
          </table:table-cell>
          <table:table-cell/>
          <table:table-cell office:value-type="string" calcext:value-type="string">
            <text:p>Note that most of the expenses are</text:p>
          </table:table-cell>
        </table:table-row>
        <table:table-row table:style-name="ro2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64" table:formula="of:=[.E18]+[.E19]" office:value-type="float" office:value="15050" calcext:value-type="float">
            <text:p>15,050 </text:p>
          </table:table-cell>
          <table:table-cell/>
          <table:table-cell office:value-type="string" calcext:value-type="string">
            <text:p>operating expens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come Tax Expense</text:p>
          </table:table-cell>
          <table:table-cell table:style-name="Default"/>
          <table:table-cell office:value-type="float" office:value="-5500" calcext:value-type="float">
            <text:p>(5,500)</text:p>
          </table:table-cell>
          <table:table-cell table:number-columns-repeated="2"/>
        </table:table-row>
        <table:table-row table:style-name="ro2">
          <table:table-cell/>
          <table:table-cell table:style-name="ce95" office:value-type="string" calcext:value-type="string">
            <text:p>Net Income</text:p>
          </table:table-cell>
          <table:table-cell table:style-name="ce95"/>
          <table:table-cell table:style-name="ce96"/>
          <table:table-cell table:style-name="ce98" table:formula="of:=[.E20]+[.E21]" office:value-type="float" office:value="9550" calcext:value-type="float">
            <text:p>9,550 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CE" table:style-name="ta5">
        <office:forms form:automatic-focus="false" form:apply-design-mode="false"/>
        <table:table-column table:style-name="co13" table:number-columns-repeated="3" table:default-cell-style-name="Default"/>
        <table:table-column table:style-name="co13" table:number-columns-repeated="2" table:default-cell-style-name="ce92"/>
        <table:table-column table:style-name="co13" table:default-cell-style-name="Default"/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HaloCrypto Inc.</text:p>
          </table:table-cell>
          <table:covered-table-cell table:style-name="ce23"/>
          <table:covered-table-cell table:number-columns-repeated="2"/>
          <table:table-cell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Statement of Changes in Equity</text:p>
          </table:table-cell>
          <table:covered-table-cell table:style-name="ce23"/>
          <table:covered-table-cell table:number-columns-repeated="2"/>
          <table:table-cell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For the year ended June 30, 2022</text:p>
          </table:table-cell>
          <table:covered-table-cell table:style-name="ce23"/>
          <table:covered-table-cell table:number-columns-repeated="2"/>
          <table:table-cell/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99" table:number-columns-repeated="3"/>
        </table:table-row>
        <table:table-row table:style-name="ro3">
          <table:table-cell table:number-columns-repeated="3"/>
          <table:table-cell table:style-name="ce99" office:value-type="string" calcext:value-type="string">
            <text:p>Share Capital</text:p>
          </table:table-cell>
          <table:table-cell table:style-name="ce99" office:value-type="string" calcext:value-type="string">
            <text:p>Retained Earnings</text:p>
          </table:table-cell>
          <table:table-cell table:style-name="ce99" office:value-type="string" calcext:value-type="string">
            <text:p>Total Equity</text:p>
          </table:table-cell>
        </table:table-row>
        <table:table-row table:style-name="ro2">
          <table:table-cell/>
          <table:table-cell office:value-type="string" calcext:value-type="string">
            <text:p>Beginning Balance</text:p>
          </table:table-cell>
          <table:table-cell/>
          <table:table-cell table:style-name="ce100" office:value-type="float" office:value="50000" calcext:value-type="float">
            <text:p>50,000 </text:p>
          </table:table-cell>
          <table:table-cell table:style-name="ce100" office:value-type="float" office:value="46000" calcext:value-type="float">
            <text:p>46,000 </text:p>
          </table:table-cell>
          <table:table-cell table:style-name="ce100" office:value-type="float" office:value="96000" calcext:value-type="float">
            <text:p>96,000 </text:p>
          </table:table-cell>
        </table:table-row>
        <table:table-row table:style-name="ro2">
          <table:table-cell/>
          <table:table-cell office:value-type="string" calcext:value-type="string">
            <text:p>Net Income</text:p>
          </table:table-cell>
          <table:table-cell/>
          <table:table-cell table:style-name="ce25"/>
          <table:table-cell table:number-columns-repeated="2" table:style-name="ce25" office:value-type="float" office:value="9550" calcext:value-type="float">
            <text:p>9,550 </text:p>
          </table:table-cell>
        </table:table-row>
        <table:table-row table:style-name="ro2">
          <table:table-cell/>
          <table:table-cell office:value-type="string" calcext:value-type="string">
            <text:p>Dividends Declared</text:p>
          </table:table-cell>
          <table:table-cell/>
          <table:table-cell table:style-name="ce25"/>
          <table:table-cell table:number-columns-repeated="2" table:style-name="ce25" office:value-type="float" office:value="-2500" calcext:value-type="float">
            <text:p>(2,500)</text:p>
          </table:table-cell>
        </table:table-row>
        <table:table-row table:style-name="ro2">
          <table:table-cell/>
          <table:table-cell office:value-type="string" calcext:value-type="string">
            <text:p>Ending Balance</text:p>
          </table:table-cell>
          <table:table-cell/>
          <table:table-cell table:style-name="ce100" table:formula="of:=SUM([.D8:.D10])" office:value-type="float" office:value="50000" calcext:value-type="float">
            <text:p>50,000 </text:p>
          </table:table-cell>
          <table:table-cell table:style-name="ce100" table:formula="of:=SUM([.E8:.E10])" office:value-type="float" office:value="53050" calcext:value-type="float">
            <text:p>53,050 </text:p>
          </table:table-cell>
          <table:table-cell table:style-name="ce100" table:formula="of:=SUM([.F8:.F10])" office:value-type="float" office:value="103050" calcext:value-type="float">
            <text:p>103,050 </text:p>
          </table:table-cell>
        </table:table-row>
      </table:table>
      <table:table table:name="SFP" table:style-name="ta5">
        <office:forms form:automatic-focus="false" form:apply-design-mode="false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3" table:default-cell-style-name="ce25"/>
        <table:table-row table:style-name="ro2">
          <table:table-cell table:number-columns-repeated="5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HaloCrypto Inc.</text:p>
          </table:table-cell>
          <table:covered-table-cell table:style-name="ce23"/>
          <table:covered-table-cell table:number-columns-repeated="2" table:style-name="ce92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Statement of Financial Position</text:p>
          </table:table-cell>
          <table:covered-table-cell table:style-name="ce23"/>
          <table:covered-table-cell table:number-columns-repeated="2" table:style-name="ce92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For the year ended June 30, 2022</text:p>
          </table:table-cell>
          <table:covered-table-cell table:style-name="ce23"/>
          <table:covered-table-cell table:number-columns-repeated="2" table:style-name="ce9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95" office:value-type="string" calcext:value-type="string">
            <text:p>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urrent Assets: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/>
          <table:table-cell office:value-type="float" office:value="16200" calcext:value-type="float">
            <text:p>16,2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counts Receivables</text:p>
          </table:table-cell>
          <table:table-cell/>
          <table:table-cell office:value-type="float" office:value="29000" calcext:value-type="float">
            <text:p>29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ntory</text:p>
          </table:table-cell>
          <table:table-cell/>
          <table:table-cell office:value-type="float" office:value="156000" calcext:value-type="float">
            <text:p>156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epaid Rent</text:p>
          </table:table-cell>
          <table:table-cell/>
          <table:table-cell office:value-type="float" office:value="4500" calcext:value-type="float">
            <text:p>4,5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64" table:formula="of:=SUM([.E8:.E11])" office:value-type="float" office:value="205700" calcext:value-type="float">
            <text:p>205,700 </text:p>
          </table:table-cell>
        </table:table-row>
        <table:table-row table:style-name="ro2">
          <table:table-cell/>
          <table:table-cell office:value-type="string" calcext:value-type="string">
            <text:p>Non-current Assets: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perty, Plant &amp; Equipment</text:p>
          </table:table-cell>
          <table:table-cell/>
          <table:table-cell office:value-type="float" office:value="202000" calcext:value-type="float">
            <text:p>202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office:value-type="float" office:value="-22000" calcext:value-type="float">
            <text:p>(22,000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64" table:formula="of:=SUM([.E14:.E15])" office:value-type="float" office:value="180000" calcext:value-type="float">
            <text:p>180,000 </text:p>
          </table:table-cell>
        </table:table-row>
        <table:table-row table:style-name="ro2">
          <table:table-cell/>
          <table:table-cell table:style-name="ce95" office:value-type="string" calcext:value-type="string">
            <text:p>Total Assets</text:p>
          </table:table-cell>
          <table:table-cell table:number-columns-repeated="2"/>
          <table:table-cell table:style-name="ce98" table:formula="of:=SUM([.E16];[.E12])" office:value-type="float" office:value="385700" calcext:value-type="float">
            <text:p>385,700 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95" office:value-type="string" calcext:value-type="string">
            <text:p>Liabilities</text:p>
          </table:table-cell>
          <table:table-cell table:number-columns-repeated="3"/>
        </table:table-row>
        <table:table-row table:style-name="ro2">
          <table:table-cell/>
          <table:table-cell table:style-name="ce101" office:value-type="string" calcext:value-type="string">
            <text:p>Current Liabilities: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office:value-type="float" office:value="5000" calcext:value-type="float">
            <text:p>5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aries Payable</text:p>
          </table:table-cell>
          <table:table-cell/>
          <table:table-cell office:value-type="float" office:value="650" calcext:value-type="float">
            <text:p>65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terest Payable</text:p>
          </table:table-cell>
          <table:table-cell/>
          <table:table-cell office:value-type="float" office:value="3000" calcext:value-type="float">
            <text:p>3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office:value-type="float" office:value="67000" calcext:value-type="float">
            <text:p>67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64" table:formula="of:=SUM([.E21:.E24])" office:value-type="float" office:value="75650" calcext:value-type="float">
            <text:p>75,650 </text:p>
          </table:table-cell>
        </table:table-row>
        <table:table-row table:style-name="ro2">
          <table:table-cell/>
          <table:table-cell table:style-name="ce101" office:value-type="string" calcext:value-type="string">
            <text:p>Non-current Liabilities: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office:value-type="float" office:value="207000" calcext:value-type="float">
            <text:p>207,000 </text:p>
          </table:table-cell>
        </table:table-row>
        <table:table-row table:style-name="ro2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64" table:formula="of:=[.E25]+[.E27]" office:value-type="float" office:value="282650" calcext:value-type="float">
            <text:p>282,650 </text:p>
          </table:table-cell>
        </table:table-row>
        <table:table-row table:style-name="ro2">
          <table:table-cell/>
          <table:table-cell table:style-name="ce95" office:value-type="string" calcext:value-type="string">
            <text:p>Equit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53050" calcext:value-type="float">
            <text:p>53,050 </text:p>
          </table:table-cell>
        </table:table-row>
        <table:table-row table:style-name="ro2">
          <table:table-cell/>
          <table:table-cell office:value-type="string" calcext:value-type="string">
            <text:p>Total Equity</text:p>
          </table:table-cell>
          <table:table-cell table:number-columns-repeated="2"/>
          <table:table-cell table:style-name="ce64" table:formula="of:=[.E30]+[.E31]" office:value-type="float" office:value="103050" calcext:value-type="float">
            <text:p>103,050 </text:p>
          </table:table-cell>
        </table:table-row>
        <table:table-row table:style-name="ro2">
          <table:table-cell/>
          <table:table-cell table:style-name="ce95" office:value-type="string" calcext:value-type="string">
            <text:p>Total Liabilities &amp; Equity</text:p>
          </table:table-cell>
          <table:table-cell table:style-name="ce95" table:number-columns-repeated="2"/>
          <table:table-cell table:style-name="ce98" table:formula="of:=[.E28]+[.E32]" office:value-type="float" office:value="385700" calcext:value-type="float">
            <text:p>385,700 </text:p>
          </table:table-cell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ost Closing Trial Balance" table:style-name="ta5">
        <office:forms form:automatic-focus="false" form:apply-design-mode="false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ce25"/>
        <table:table-column table:style-name="co13" table:default-cell-style-name="ce25"/>
        <table:table-column table:style-name="co13" table:number-columns-repeated="4" table:default-cell-style-name="Default"/>
        <table:table-column table:style-name="co22" table:default-cell-style-name="Default"/>
        <table:table-column table:style-name="co13" table:number-columns-repeated="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Initial</text:p>
          </table:table-cell>
          <table:table-cell/>
          <table:table-cell office:value-type="string" calcext:value-type="string">
            <text:p>Adjust</text:p>
          </table:table-cell>
          <table:table-cell/>
          <table:table-cell table:style-name="ce65" office:value-type="string" calcext:value-type="string">
            <text:p>Final</text:p>
          </table:table-cell>
          <table:table-cell table:style-name="ce69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style-name="ce66" office:value-type="string" calcext:value-type="string">
            <text:p>Debit</text:p>
          </table:table-cell>
          <table:table-cell table:style-name="ce70" office:value-type="string" calcext:value-type="string">
            <text:p>Credi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7"/>
          <table:table-cell table:style-name="ce71"/>
          <table:table-cell table:style-name="ce25" table:number-columns-repeated="2"/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table:style-name="ce67" office:value-type="float" office:value="12000" calcext:value-type="float">
            <text:p>12,000 </text:p>
          </table:table-cell>
          <table:table-cell table:style-name="ce71"/>
          <table:table-cell table:style-name="ce25"/>
          <table:table-cell table:style-name="ce25" office:value-type="float" office:value="12000" calcext:value-type="float">
            <text:p>12,0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/>
          <table:table-cell table:style-name="ce67"/>
          <table:table-cell table:style-name="ce71" office:value-type="float" office:value="50000" calcext:value-type="float">
            <text:p>50,000 </text:p>
          </table:table-cell>
          <table:table-cell table:style-name="ce25" table:number-columns-repeated="2"/>
          <table:table-cell table:style-name="ce67"/>
          <table:table-cell table:style-name="ce71" office:value-type="float" office:value="50000" calcext:value-type="float">
            <text:p>50,00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table:style-name="ce67" office:value-type="float" office:value="16200" calcext:value-type="float">
            <text:p>16,200 </text:p>
          </table:table-cell>
          <table:table-cell table:style-name="ce71"/>
          <table:table-cell table:style-name="ce25" table:number-columns-repeated="2"/>
          <table:table-cell table:style-name="ce67" office:value-type="float" office:value="16200" calcext:value-type="float">
            <text:p>16,200 </text:p>
          </table:table-cell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Dividends</text:p>
          </table:table-cell>
          <table:table-cell/>
          <table:table-cell table:style-name="ce67" office:value-type="float" office:value="2500" calcext:value-type="float">
            <text:p>2,500 </text:p>
          </table:table-cell>
          <table:table-cell table:style-name="ce71"/>
          <table:table-cell table:style-name="ce25"/>
          <table:table-cell table:style-name="ce25" office:value-type="float" office:value="2500" calcext:value-type="float">
            <text:p>2,500 </text:p>
          </table:table-cell>
          <table:table-cell table:style-name="ce67"/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PPE</text:p>
          </table:table-cell>
          <table:table-cell/>
          <table:table-cell table:style-name="ce67" office:value-type="float" office:value="202000" calcext:value-type="float">
            <text:p>202,000 </text:p>
          </table:table-cell>
          <table:table-cell table:style-name="ce71"/>
          <table:table-cell table:style-name="ce25" table:number-columns-repeated="2"/>
          <table:table-cell table:style-name="ce67" office:value-type="float" office:value="202000" calcext:value-type="float">
            <text:p>202,000 </text:p>
          </table:table-cell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Accumulated Depreciation</text:p>
          </table:table-cell>
          <table:table-cell/>
          <table:table-cell table:style-name="ce67"/>
          <table:table-cell table:style-name="ce71" office:value-type="float" office:value="22000" calcext:value-type="float">
            <text:p>22,000 </text:p>
          </table:table-cell>
          <table:table-cell table:style-name="ce25" table:number-columns-repeated="2"/>
          <table:table-cell table:style-name="ce67"/>
          <table:table-cell table:style-name="ce71" office:value-type="float" office:value="22000" calcext:value-type="float">
            <text:p>22,00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Prepaid Rent</text:p>
          </table:table-cell>
          <table:table-cell/>
          <table:table-cell table:style-name="ce67" office:value-type="float" office:value="4500" calcext:value-type="float">
            <text:p>4,500 </text:p>
          </table:table-cell>
          <table:table-cell table:style-name="ce71"/>
          <table:table-cell table:style-name="ce25" table:number-columns-repeated="2"/>
          <table:table-cell table:style-name="ce67" office:value-type="float" office:value="4500" calcext:value-type="float">
            <text:p>4,500 </text:p>
          </table:table-cell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table:style-name="ce67" office:value-type="float" office:value="156000" calcext:value-type="float">
            <text:p>156,000 </text:p>
          </table:table-cell>
          <table:table-cell table:style-name="ce71"/>
          <table:table-cell table:style-name="ce25" table:number-columns-repeated="2"/>
          <table:table-cell table:style-name="ce67" office:value-type="float" office:value="156000" calcext:value-type="float">
            <text:p>156,000 </text:p>
          </table:table-cell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table:style-name="ce67" office:value-type="float" office:value="567500" calcext:value-type="float">
            <text:p>567,500 </text:p>
          </table:table-cell>
          <table:table-cell table:style-name="ce71"/>
          <table:table-cell table:style-name="ce25"/>
          <table:table-cell table:style-name="ce25" office:value-type="float" office:value="567500" calcext:value-type="float">
            <text:p>567,500 </text:p>
          </table:table-cell>
          <table:table-cell table:style-name="ce67"/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/>
          <table:table-cell table:style-name="ce67"/>
          <table:table-cell table:style-name="ce71" office:value-type="float" office:value="207000" calcext:value-type="float">
            <text:p>207,000 </text:p>
          </table:table-cell>
          <table:table-cell table:style-name="ce25" table:number-columns-repeated="2"/>
          <table:table-cell table:style-name="ce67"/>
          <table:table-cell table:style-name="ce71" office:value-type="float" office:value="207000" calcext:value-type="float">
            <text:p>207,00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/>
          <table:table-cell table:style-name="ce67" office:value-type="float" office:value="1500" calcext:value-type="float">
            <text:p>1,500 </text:p>
          </table:table-cell>
          <table:table-cell table:style-name="ce71"/>
          <table:table-cell table:style-name="ce25"/>
          <table:table-cell table:style-name="ce25" office:value-type="float" office:value="1500" calcext:value-type="float">
            <text:p>1,5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Consulting Fees Expense</text:p>
          </table:table-cell>
          <table:table-cell/>
          <table:table-cell table:style-name="ce67" office:value-type="float" office:value="20000" calcext:value-type="float">
            <text:p>20,000 </text:p>
          </table:table-cell>
          <table:table-cell table:style-name="ce71"/>
          <table:table-cell table:style-name="ce41"/>
          <table:table-cell table:style-name="ce25" office:value-type="float" office:value="20000" calcext:value-type="float">
            <text:p>20,0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Utilities Expense</text:p>
          </table:table-cell>
          <table:table-cell/>
          <table:table-cell table:style-name="ce67" office:value-type="float" office:value="8600" calcext:value-type="float">
            <text:p>8,600 </text:p>
          </table:table-cell>
          <table:table-cell table:style-name="ce71"/>
          <table:table-cell table:style-name="ce41"/>
          <table:table-cell table:style-name="ce25" office:value-type="float" office:value="8600" calcext:value-type="float">
            <text:p>8,6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/>
          <table:table-cell table:style-name="ce67" office:value-type="float" office:value="9600" calcext:value-type="float">
            <text:p>9,600 </text:p>
          </table:table-cell>
          <table:table-cell table:style-name="ce71"/>
          <table:table-cell table:style-name="ce41"/>
          <table:table-cell table:style-name="ce25" office:value-type="float" office:value="9600" calcext:value-type="float">
            <text:p>9,6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rketing Expense</text:p>
          </table:table-cell>
          <table:table-cell/>
          <table:table-cell table:style-name="ce67" office:value-type="float" office:value="64000" calcext:value-type="float">
            <text:p>64,000 </text:p>
          </table:table-cell>
          <table:table-cell table:style-name="ce71"/>
          <table:table-cell table:style-name="ce41"/>
          <table:table-cell table:style-name="ce25" office:value-type="float" office:value="64000" calcext:value-type="float">
            <text:p>64,0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Depreciation Expense</text:p>
          </table:table-cell>
          <table:table-cell/>
          <table:table-cell table:style-name="ce67" office:value-type="float" office:value="13000" calcext:value-type="float">
            <text:p>13,000 </text:p>
          </table:table-cell>
          <table:table-cell table:style-name="ce71"/>
          <table:table-cell table:style-name="ce41"/>
          <table:table-cell table:style-name="ce25" office:value-type="float" office:value="13000" calcext:value-type="float">
            <text:p>13,0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Salaries Expense</text:p>
          </table:table-cell>
          <table:table-cell/>
          <table:table-cell table:style-name="ce67" office:value-type="float" office:value="54650" calcext:value-type="float">
            <text:p>54,650 </text:p>
          </table:table-cell>
          <table:table-cell table:style-name="ce71"/>
          <table:table-cell table:style-name="ce41"/>
          <table:table-cell table:style-name="ce25" office:value-type="float" office:value="54650" calcext:value-type="float">
            <text:p>54,65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Income Tax Expense</text:p>
          </table:table-cell>
          <table:table-cell/>
          <table:table-cell table:style-name="ce67" office:value-type="float" office:value="5500" calcext:value-type="float">
            <text:p>5,500 </text:p>
          </table:table-cell>
          <table:table-cell table:style-name="ce71"/>
          <table:table-cell/>
          <table:table-cell table:style-name="ce25" office:value-type="float" office:value="5500" calcext:value-type="float">
            <text:p>5,500 </text:p>
          </table:table-cell>
          <table:table-cell table:style-name="ce67"/>
          <table:table-cell table:style-name="ce71"/>
          <table:table-cell table:number-columns-repeated="4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/>
          <table:table-cell table:style-name="ce67"/>
          <table:table-cell table:style-name="ce71" office:value-type="float" office:value="46000" calcext:value-type="float">
            <text:p>46,000 </text:p>
          </table:table-cell>
          <table:table-cell table:style-name="ce25"/>
          <table:table-cell table:style-name="ce25" office:value-type="float" office:value="7050" calcext:value-type="float">
            <text:p>7,050 </text:p>
          </table:table-cell>
          <table:table-cell table:style-name="ce67"/>
          <table:table-cell table:style-name="ce71" office:value-type="float" office:value="53050" calcext:value-type="float">
            <text:p>53,05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Accounts Receivables</text:p>
          </table:table-cell>
          <table:table-cell/>
          <table:table-cell table:style-name="ce67" office:value-type="float" office:value="29000" calcext:value-type="float">
            <text:p>29,000 </text:p>
          </table:table-cell>
          <table:table-cell table:style-name="ce71"/>
          <table:table-cell table:style-name="ce25" table:number-columns-repeated="2"/>
          <table:table-cell table:style-name="ce67" office:value-type="float" office:value="29000" calcext:value-type="float">
            <text:p>29,000 </text:p>
          </table:table-cell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/>
          <table:table-cell table:style-name="ce67"/>
          <table:table-cell table:style-name="ce71" office:value-type="float" office:value="775000" calcext:value-type="float">
            <text:p>775,000 </text:p>
          </table:table-cell>
          <table:table-cell table:style-name="ce25" office:value-type="float" office:value="775000" calcext:value-type="float">
            <text:p>775,000 </text:p>
          </table:table-cell>
          <table:table-cell table:style-name="ce25"/>
          <table:table-cell table:style-name="ce67"/>
          <table:table-cell table:style-name="ce71"/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/>
          <table:table-cell table:style-name="ce67"/>
          <table:table-cell table:style-name="ce71" office:value-type="float" office:value="5000" calcext:value-type="float">
            <text:p>5,000 </text:p>
          </table:table-cell>
          <table:table-cell table:style-name="ce25" table:number-columns-repeated="2"/>
          <table:table-cell table:style-name="ce67"/>
          <table:table-cell table:style-name="ce71" office:value-type="float" office:value="5000" calcext:value-type="float">
            <text:p>5,00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Salaries Payable</text:p>
          </table:table-cell>
          <table:table-cell/>
          <table:table-cell table:style-name="ce67"/>
          <table:table-cell table:style-name="ce71" office:value-type="float" office:value="650" calcext:value-type="float">
            <text:p>650 </text:p>
          </table:table-cell>
          <table:table-cell table:style-name="ce25" table:number-columns-repeated="2"/>
          <table:table-cell table:style-name="ce67"/>
          <table:table-cell table:style-name="ce71" office:value-type="float" office:value="650" calcext:value-type="float">
            <text:p>65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Interest Payable</text:p>
          </table:table-cell>
          <table:table-cell/>
          <table:table-cell table:style-name="ce67"/>
          <table:table-cell table:style-name="ce71" office:value-type="float" office:value="3000" calcext:value-type="float">
            <text:p>3,000 </text:p>
          </table:table-cell>
          <table:table-cell table:style-name="ce25" table:number-columns-repeated="2"/>
          <table:table-cell table:style-name="ce67"/>
          <table:table-cell table:style-name="ce71" office:value-type="float" office:value="3000" calcext:value-type="float">
            <text:p>3,00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Accounts Payable</text:p>
          </table:table-cell>
          <table:table-cell/>
          <table:table-cell table:style-name="ce67"/>
          <table:table-cell table:style-name="ce71" office:value-type="float" office:value="67000" calcext:value-type="float">
            <text:p>67,000 </text:p>
          </table:table-cell>
          <table:table-cell table:style-name="ce25" table:number-columns-repeated="2"/>
          <table:table-cell table:style-name="ce67"/>
          <table:table-cell table:style-name="ce71" office:value-type="float" office:value="67000" calcext:value-type="float">
            <text:p>67,000 </text:p>
          </table:table-cell>
          <table:table-cell table:style-name="ce94"/>
          <table:table-cell table:number-columns-repeated="3"/>
        </table:table-row>
        <table:table-row table:style-name="ro2">
          <table:table-cell/>
          <table:table-cell office:value-type="string" calcext:value-type="string">
            <text:p>Other Operating Expenses</text:p>
          </table:table-cell>
          <table:table-cell/>
          <table:table-cell table:style-name="ce67" office:value-type="float" office:value="9100" calcext:value-type="float">
            <text:p>9,100 </text:p>
          </table:table-cell>
          <table:table-cell table:style-name="ce71"/>
          <table:table-cell/>
          <table:table-cell table:style-name="ce25" office:value-type="float" office:value="9100" calcext:value-type="float">
            <text:p>9,100 </text:p>
          </table:table-cell>
          <table:table-cell table:style-name="ce66"/>
          <table:table-cell table:style-name="ce71"/>
          <table:table-cell table:number-columns-repeated="4"/>
        </table:table-row>
        <table:table-row table:style-name="ro2">
          <table:table-cell table:number-columns-repeated="3"/>
          <table:table-cell table:style-name="ce64" table:formula="of:=SUM([.D4:.D30])" office:value-type="float" office:value="1175650" calcext:value-type="float">
            <text:p>1,175,650 </text:p>
          </table:table-cell>
          <table:table-cell table:style-name="ce64" table:formula="of:=SUM([.E4:.E30])" office:value-type="float" office:value="1175650" calcext:value-type="float">
            <text:p>1,175,650 </text:p>
          </table:table-cell>
          <table:table-cell table:style-name="ce64" table:formula="of:=SUM([.F4:.F30])" office:value-type="float" office:value="775000" calcext:value-type="float">
            <text:p>775,000 </text:p>
          </table:table-cell>
          <table:table-cell table:style-name="ce64" table:formula="of:=SUM([.G4:.G30])" office:value-type="float" office:value="775000" calcext:value-type="float">
            <text:p>775,000 </text:p>
          </table:table-cell>
          <table:table-cell table:style-name="ce68" table:formula="of:=SUM([.H4:.H30])" office:value-type="float" office:value="407700" calcext:value-type="float">
            <text:p>407,700 </text:p>
          </table:table-cell>
          <table:table-cell table:style-name="ce72" table:formula="of:=SUM([.I4:.I30])" office:value-type="float" office:value="407700" calcext:value-type="float">
            <text:p>407,700 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HaloCrypto Inc.</text:p>
          </table:table-cell>
          <table:covered-table-cell table:style-name="ce23"/>
          <table:covered-table-cell table:number-columns-repeated="2" table:style-name="ce92"/>
          <table:table-cell table:number-columns-repeated="8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Post Closing Trial Balance</text:p>
          </table:table-cell>
          <table:covered-table-cell table:style-name="ce23"/>
          <table:covered-table-cell table:number-columns-repeated="2" table:style-name="ce92"/>
          <table:table-cell table:number-columns-repeated="8"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30 June 2022</text:p>
          </table:table-cell>
          <table:covered-table-cell table:style-name="ce23"/>
          <table:covered-table-cell table:number-columns-repeated="2" table:style-name="ce92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8" office:value-type="string" calcext:value-type="string">
            <text:p>Accounts</text:p>
          </table:table-cell>
          <table:table-cell table:style-name="ce38"/>
          <table:table-cell table:style-name="ce93" office:value-type="string" calcext:value-type="string">
            <text:p>Debit</text:p>
          </table:table-cell>
          <table:table-cell table:style-name="ce93" office:value-type="string" calcext:value-type="string">
            <text:p>Credi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office:value-type="float" office:value="16200" calcext:value-type="float">
            <text:p>16,200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ccounts Receivables</text:p>
          </table:table-cell>
          <table:table-cell/>
          <table:table-cell office:value-type="float" office:value="29000" calcext:value-type="float">
            <text:p>29,000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office:value-type="float" office:value="156000" calcext:value-type="float">
            <text:p>156,000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roperty, Plant &amp; Equipment</text:p>
          </table:table-cell>
          <table:table-cell/>
          <table:table-cell office:value-type="float" office:value="202000" calcext:value-type="float">
            <text:p>202,000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repaid Rent</text:p>
          </table:table-cell>
          <table:table-cell/>
          <table:table-cell office:value-type="float" office:value="4500" calcext:value-type="float">
            <text:p>4,500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Less: Accumulated Depreciation</text:p>
          </table:table-cell>
          <table:table-cell table:number-columns-repeated="2"/>
          <table:table-cell office:value-type="float" office:value="22000" calcext:value-type="float">
            <text:p>22,00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 table:number-columns-repeated="2"/>
          <table:table-cell office:value-type="float" office:value="5000" calcext:value-type="float">
            <text:p>5,00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alaries Payable</text:p>
          </table:table-cell>
          <table:table-cell table:number-columns-repeated="2"/>
          <table:table-cell office:value-type="float" office:value="650" calcext:value-type="float">
            <text:p>65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Interest Payable</text:p>
          </table:table-cell>
          <table:table-cell table:number-columns-repeated="2"/>
          <table:table-cell office:value-type="float" office:value="3000" calcext:value-type="float">
            <text:p>3,00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ccounts Payable</text:p>
          </table:table-cell>
          <table:table-cell table:number-columns-repeated="2"/>
          <table:table-cell office:value-type="float" office:value="67000" calcext:value-type="float">
            <text:p>67,00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 table:number-columns-repeated="2"/>
          <table:table-cell office:value-type="float" office:value="207000" calcext:value-type="float">
            <text:p>207,00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53050" calcext:value-type="float">
            <text:p>53,050 </text:p>
          </table:table-cell>
          <table:table-cell table:number-columns-repeated="8"/>
        </table:table-row>
        <table:table-row table:style-name="ro2">
          <table:table-cell/>
          <table:table-cell table:style-name="ce38" office:value-type="string" calcext:value-type="string">
            <text:p>Total</text:p>
          </table:table-cell>
          <table:table-cell table:style-name="ce38"/>
          <table:table-cell table:style-name="ce93" table:formula="of:=SUM([.D39:.D51])" office:value-type="float" office:value="407700" calcext:value-type="float">
            <text:p>407,700 </text:p>
          </table:table-cell>
          <table:table-cell table:style-name="ce93" table:formula="of:=SUM([.E39:.E51])" office:value-type="float" office:value="407700" calcext:value-type="float">
            <text:p>407,700 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02" table:number-columns-repeated="13"/>
        </table:table-row>
        <table:table-row table:style-name="ro2">
          <table:table-cell table:style-name="ce102"/>
          <table:table-cell table:style-name="ce102" office:value-type="string" calcext:value-type="string">
            <text:p>Net profit margin = net profit income/net sales</text:p>
          </table:table-cell>
          <table:table-cell table:style-name="ce102" table:number-columns-repeated="11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.= 9550/775000</text:p>
          </table:table-cell>
          <table:table-cell table:style-name="ce102" table:formula="of:=9550/775000" office:value-type="percentage" office:value="0.0123225806451613" calcext:value-type="percentage">
            <text:p>1.23%</text:p>
          </table:table-cell>
          <table:table-cell table:style-name="ce102" table:number-columns-repeated="9"/>
        </table:table-row>
        <table:table-row table:style-name="ro2">
          <table:table-cell table:style-name="ce102" table:number-columns-repeated="13"/>
        </table:table-row>
        <table:table-row table:style-name="ro2">
          <table:table-cell table:style-name="ce102"/>
          <table:table-cell table:style-name="ce102" office:value-type="string" calcext:value-type="string">
            <text:p>Return on Assets</text:p>
          </table:table-cell>
          <table:table-cell table:style-name="ce102" table:number-columns-repeated="11"/>
        </table:table-row>
        <table:table-row table:style-name="ro2">
          <table:table-cell table:style-name="ce102"/>
          <table:table-cell table:style-name="ce102" office:value-type="string" calcext:value-type="string">
            <text:p>assuming beginning is 353000</text:p>
          </table:table-cell>
          <table:table-cell table:style-name="ce102" table:number-columns-repeated="11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avg asset = </text:p>
          </table:table-cell>
          <table:table-cell table:style-name="ce104" table:formula="of:=(353000+385700)/2" office:value-type="float" office:value="369350" calcext:value-type="float">
            <text:p>369,350</text:p>
          </table:table-cell>
          <table:table-cell table:style-name="ce102" table:number-columns-repeated="9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ROA = </text:p>
          </table:table-cell>
          <table:table-cell table:style-name="ce102" table:formula="of:=9550/[.D61]" office:value-type="percentage" office:value="0.0258562339244619" calcext:value-type="percentage">
            <text:p>2.59%</text:p>
          </table:table-cell>
          <table:table-cell table:style-name="ce102" table:number-columns-repeated="9"/>
        </table:table-row>
        <table:table-row table:style-name="ro2">
          <table:table-cell table:style-name="ce102" table:number-columns-repeated="13"/>
        </table:table-row>
        <table:table-row table:style-name="ro2">
          <table:table-cell table:style-name="ce102"/>
          <table:table-cell table:style-name="ce102" office:value-type="string" calcext:value-type="string">
            <text:p>Debt ratio </text:p>
          </table:table-cell>
          <table:table-cell table:style-name="ce102" table:number-columns-repeated="6"/>
          <table:table-cell table:style-name="ce105" office:value-type="float" office:value="4550" calcext:value-type="float">
            <text:p>4550</text:p>
          </table:table-cell>
          <table:table-cell table:style-name="ce102" table:number-columns-repeated="4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Total liabilities </text:p>
          </table:table-cell>
          <table:table-cell table:style-name="ce104" office:value-type="float" office:value="282650" calcext:value-type="float">
            <text:p>282,650</text:p>
          </table:table-cell>
          <table:table-cell table:style-name="ce102" table:number-columns-repeated="9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Total Assets</text:p>
          </table:table-cell>
          <table:table-cell table:style-name="ce104" office:value-type="float" office:value="385700" calcext:value-type="float">
            <text:p>385,700</text:p>
          </table:table-cell>
          <table:table-cell table:style-name="ce102" table:number-columns-repeated="4"/>
          <table:table-cell table:style-name="ce104" table:formula="of:=[.D66]-5000" office:value-type="float" office:value="380700" calcext:value-type="float">
            <text:p>380,700</text:p>
          </table:table-cell>
          <table:table-cell table:style-name="ce102"/>
          <table:table-cell table:style-name="ce104" table:formula="of:=[.D66]+5000" office:value-type="float" office:value="390700" calcext:value-type="float">
            <text:p>390,700</text:p>
          </table:table-cell>
          <table:table-cell table:style-name="ce102" table:number-columns-repeated="2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Debt ratio = </text:p>
          </table:table-cell>
          <table:table-cell table:style-name="ce102" table:formula="of:=[.D65]/[.D66]" office:value-type="percentage" office:value="0.732823437905108" calcext:value-type="percentage">
            <text:p>73.28%</text:p>
          </table:table-cell>
          <table:table-cell table:style-name="ce102" table:number-columns-repeated="9"/>
        </table:table-row>
        <table:table-row table:style-name="ro2" table:number-rows-repeated="3">
          <table:table-cell table:style-name="ce102" table:number-columns-repeated="13"/>
        </table:table-row>
        <table:table-row table:style-name="ro2">
          <table:table-cell table:style-name="ce102"/>
          <table:table-cell table:style-name="ce102" office:value-type="string" calcext:value-type="string">
            <text:p>fictitious part 6</text:p>
          </table:table-cell>
          <table:table-cell table:style-name="ce102"/>
          <table:table-cell table:style-name="ce102" office:value-type="string" calcext:value-type="string">
            <text:p>Income –5000</text:p>
          </table:table-cell>
          <table:table-cell table:style-name="ce102" office:value-type="string" calcext:value-type="string">
            <text:p>Receivable –5000</text:p>
          </table:table-cell>
          <table:table-cell table:style-name="ce102" table:number-columns-repeated="8"/>
        </table:table-row>
        <table:table-row table:style-name="ro2">
          <table:table-cell table:style-name="ce102" table:number-columns-repeated="2"/>
          <table:table-cell table:style-name="ce119" office:value-type="string" calcext:value-type="string">
            <text:p>a. net income ++5,000, asset(receivable) ++5,000</text:p>
          </table:table-cell>
          <table:table-cell table:style-name="ce119"/>
          <table:table-cell table:style-name="ce102" table:number-columns-repeated="3"/>
          <table:table-cell table:style-name="ce103" office:value-type="string" calcext:value-type="string">
            <text:p>ROA</text:p>
          </table:table-cell>
          <table:table-cell table:style-name="ce102" table:number-columns-repeated="2"/>
          <table:table-cell table:style-name="ce103" office:value-type="string" calcext:value-type="string">
            <text:p>debt ratio</text:p>
          </table:table-cell>
          <table:table-cell table:style-name="ce102" table:number-columns-repeated="2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.=14550/780000</text:p>
          </table:table-cell>
          <table:table-cell table:style-name="ce103" table:formula="of:=14550/780000" office:value-type="percentage" office:value="0.0186538461538462" calcext:value-type="percentage">
            <text:p>1.87%</text:p>
          </table:table-cell>
          <table:table-cell table:style-name="ce103" office:value-type="string" calcext:value-type="string">
            <text:p>.= net profit margin</text:p>
          </table:table-cell>
          <table:table-cell table:style-name="ce102"/>
          <table:table-cell table:style-name="ce102" office:value-type="string" calcext:value-type="string">
            <text:p>14550/374350</text:p>
          </table:table-cell>
          <table:table-cell table:style-name="ce103" table:formula="of:=14550/374350" office:value-type="percentage" office:value="0.0388673701081875" calcext:value-type="percentage">
            <text:p>3.89%</text:p>
          </table:table-cell>
          <table:table-cell table:style-name="ce102" table:number-columns-repeated="2"/>
          <table:table-cell table:style-name="ce103" table:formula="of:=[.D65]/[.K66]" office:value-type="percentage" office:value="0.72344509854108" calcext:value-type="percentage">
            <text:p>72.34%</text:p>
          </table:table-cell>
          <table:table-cell table:style-name="ce102" table:number-columns-repeated="2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b. asset(inventory) --5,000, expenses ++5000</text:p>
          </table:table-cell>
          <table:table-cell table:style-name="ce102" table:number-columns-repeated="10"/>
        </table:table-row>
        <table:table-row table:style-name="ro2">
          <table:table-cell table:style-name="ce102" table:number-columns-repeated="2"/>
          <table:table-cell table:style-name="ce103" office:value-type="string" calcext:value-type="string">
            <text:p>net profit margin = </text:p>
          </table:table-cell>
          <table:table-cell table:style-name="ce103" table:formula="of:=4550/775000" office:value-type="percentage" office:value="0.00587096774193548" calcext:value-type="percentage">
            <text:p>0.59%</text:p>
          </table:table-cell>
          <table:table-cell table:style-name="ce102" table:number-columns-repeated="2"/>
          <table:table-cell table:style-name="ce103" office:value-type="string" calcext:value-type="string">
            <text:p>ROA = </text:p>
          </table:table-cell>
          <table:table-cell table:style-name="ce103" table:formula="of:=4550/364350" office:value-type="percentage" office:value="0.0124879923150817" calcext:value-type="percentage">
            <text:p>1.25%</text:p>
          </table:table-cell>
          <table:table-cell table:style-name="ce102"/>
          <table:table-cell table:style-name="ce103" office:value-type="string" calcext:value-type="string">
            <text:p>debt ratio</text:p>
          </table:table-cell>
          <table:table-cell table:style-name="ce102"/>
          <table:table-cell table:style-name="ce103" table:formula="of:=[.D65]/[.I66]" office:value-type="percentage" office:value="0.742448121880746" calcext:value-type="percentage">
            <text:p>74.24%</text:p>
          </table:table-cell>
          <table:table-cell table:style-name="ce102"/>
        </table:table-row>
        <table:table-row table:style-name="ro2">
          <table:table-cell table:style-name="ce102" table:number-columns-repeated="2"/>
          <table:table-cell table:style-name="ce102" office:value-type="string" calcext:value-type="string">
            <text:p>c. no change</text:p>
          </table:table-cell>
          <table:table-cell table:style-name="ce102" table:number-columns-repeated="10"/>
        </table:table-row>
        <table:table-row table:style-name="ro2" table:number-rows-repeated="6">
          <table:table-cell table:style-name="ce102" table:number-columns-repeated="13"/>
        </table:table-row>
        <table:table-row table:style-name="ro2" table:number-rows-repeated="104849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time-style style:name="N162">
      <number:hours/>
      <number:text>:</number:text>
      <number:minutes number:style="long"/>
      <number:text>:</number:text>
      <number:second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date-style style:name="N140">
      <number:day/>
      <number:text>-</number:text>
      <number:month number:textual="true"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 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 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29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hours/>
      <number:text>:</number:text>
      <number:minutes number:style="long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minutes number:style="long"/>
      <number:text>:</number:text>
      <number:seconds number:style="long" number:decimal-places="1"/>
    </number:time-style>
    <number:number-style style:name="N121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FP_20_T1Q2" style:display-name="PageStyle_SFP T1Q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T1Q1" style:display-name="PageStyle_IS T1Q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T1Q2" style:display-name="PageStyle_IS T1Q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FP_20_T1Q1" style:display-name="PageStyle_SFP T1Q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7</meta:editing-cycles>
    <meta:creation-date>2022-08-22T07:19:00</meta:creation-date>
    <dc:date>2022-09-13T10:21:54.399956947</dc:date>
    <meta:generator>LibreOffice/7.3.5.2$Linux_X86_64 LibreOffice_project/30$Build-2</meta:generator>
    <meta:editing-duration>PT3H19M47S</meta:editing-duration>
    <meta:document-statistic meta:table-count="23" meta:cell-count="1210" meta:object-count="0"/>
    <meta:user-defined meta:name="AppVersion">16.0300</meta:user-defined>
  </office:meta>
</office:document-meta>
</file>